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7.89mm"/>
    </style:style>
    <style:style style:name="co4" style:family="table-column">
      <style:table-column-properties fo:break-before="auto" style:column-width="32.24mm"/>
    </style:style>
    <style:style style:name="co5" style:family="table-column">
      <style:table-column-properties fo:break-before="auto" style:column-width="25.74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33.14mm"/>
    </style:style>
    <style:style style:name="co8" style:family="table-column">
      <style:table-column-properties fo:break-before="auto" style:column-width="30.9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vel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rget_v</text:p>
          </table:table-cell>
          <table:table-cell table:style-name="ce1" office:value-type="string" calcext:value-type="string">
            <text:p>target_w</text:p>
          </table:table-cell>
          <table:table-cell table:style-name="ce1" office:value-type="string" calcext:value-type="string">
            <text:p>odom_v</text:p>
          </table:table-cell>
          <table:table-cell table:style-name="ce1" office:value-type="string" calcext:value-type="string">
            <text:p>odom_lineal_y</text:p>
          </table:table-cell>
          <table:table-cell table:style-name="ce1" office:value-type="string" calcext:value-type="string">
            <text:p>odom_w</text:p>
          </table:table-cell>
          <table:table-cell table:style-name="ce1" office:value-type="string" calcext:value-type="string">
            <text:p>enc_right_wheel_w</text:p>
          </table:table-cell>
          <table:table-cell table:style-name="ce1" office:value-type="string" calcext:value-type="string">
            <text:p>enc_left_wheel_w</text:p>
          </table:table-cell>
          <table:table-cell table:style-name="Default" office:value-type="string" calcext:value-type="string">
            <text:p>Delta_t</text:p>
          </table:table-cell>
          <table:table-cell office:value-type="string" calcext:value-type="string">
            <text:p>Notas</text:p>
          </table:table-cell>
          <table:table-cell table:number-columns-repeated="6"/>
        </table:table-row>
        <table:table-row table:style-name="ro1">
          <table:table-cell office:value-type="float" office:value="1591202389.82581" calcext:value-type="float">
            <text:p>1591202389,8258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1591202389.92589" calcext:value-type="float">
            <text:p>1591202389,9258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]-[.A2]" office:value-type="float" office:value="0.100085973739624" calcext:value-type="float">
            <text:p>0,10</text:p>
          </table:table-cell>
          <table:table-cell table:number-columns-repeated="2"/>
          <table:table-cell office:value-type="string" calcext:value-type="string">
            <text:p>Parámetros Local Planner</text:p>
          </table:table-cell>
          <table:table-cell table:number-columns-repeated="4"/>
        </table:table-row>
        <table:table-row table:style-name="ro1">
          <table:table-cell office:value-type="float" office:value="1591202390.02584" calcext:value-type="float">
            <text:p>1591202390,0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]-[.A3]" office:value-type="float" office:value="0.099949836730957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max_vel_x: 0.15</text:p>
          </table:table-cell>
          <table:table-cell table:number-columns-repeated="4"/>
        </table:table-row>
        <table:table-row table:style-name="ro1">
          <table:table-cell office:value-type="float" office:value="1591202390.12609" calcext:value-type="float">
            <text:p>1591202390,12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]-[.A4]" office:value-type="float" office:value="0.100242137908936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min_vel_x: 0.12</text:p>
          </table:table-cell>
          <table:table-cell table:number-columns-repeated="4"/>
        </table:table-row>
        <table:table-row table:style-name="ro1">
          <table:table-cell office:value-type="float" office:value="1591202390.22588" calcext:value-type="float">
            <text:p>1591202390,22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6]-[.A5]" office:value-type="float" office:value="0.0997970104217529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max_vel_theta: 0.1</text:p>
          </table:table-cell>
          <table:table-cell table:number-columns-repeated="4"/>
        </table:table-row>
        <table:table-row table:style-name="ro1">
          <table:table-cell office:value-type="float" office:value="1591202390.32584" calcext:value-type="float">
            <text:p>1591202390,3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7]-[.A6]" office:value-type="float" office:value="0.0999529361724854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min_vel_theta: -0.1</text:p>
          </table:table-cell>
          <table:table-cell table:number-columns-repeated="4"/>
        </table:table-row>
        <table:table-row table:style-name="ro1">
          <table:table-cell office:value-type="float" office:value="1591202390.42584" calcext:value-type="float">
            <text:p>1591202390,42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8]-[.A7]" office:value-type="float" office:value="0.10000205039978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min_in_place_vel_theta: 0.6</text:p>
          </table:table-cell>
          <table:table-cell table:number-columns-repeated="4"/>
        </table:table-row>
        <table:table-row table:style-name="ro1">
          <table:table-cell office:value-type="float" office:value="1591202390.52601" calcext:value-type="float">
            <text:p>1591202390,52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9]-[.A8]" office:value-type="float" office:value="0.100169897079468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escape_vel: -0.05</text:p>
          </table:table-cell>
          <table:table-cell table:number-columns-repeated="4"/>
        </table:table-row>
        <table:table-row table:style-name="ro1">
          <table:table-cell office:value-type="float" office:value="1591202390.62596" calcext:value-type="float">
            <text:p>1591202390,62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0]-[.A9]" office:value-type="float" office:value="0.099953174591064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0.72597" calcext:value-type="float">
            <text:p>1591202390,72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1]-[.A10]" office:value-type="float" office:value="0.10001277923584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acc_lim_theta: 0.38</text:p>
          </table:table-cell>
          <table:table-cell table:number-columns-repeated="4"/>
        </table:table-row>
        <table:table-row table:style-name="ro1">
          <table:table-cell office:value-type="float" office:value="1591202390.82581" calcext:value-type="float">
            <text:p>1591202390,82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2]-[.A11]" office:value-type="float" office:value="0.0998401641845703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acc_lim_x: 0.41</text:p>
          </table:table-cell>
          <table:table-cell table:number-columns-repeated="4"/>
        </table:table-row>
        <table:table-row table:style-name="ro1">
          <table:table-cell office:value-type="float" office:value="1591202390.92591" calcext:value-type="float">
            <text:p>1591202390,92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3]-[.A12]" office:value-type="float" office:value="0.100091934204102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acc_lim_y: 0.0</text:p>
          </table:table-cell>
          <table:table-cell table:number-columns-repeated="4"/>
        </table:table-row>
        <table:table-row table:style-name="ro1">
          <table:table-cell office:value-type="float" office:value="1591202391.02584" calcext:value-type="float">
            <text:p>1591202391,0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4]-[.A13]" office:value-type="float" office:value="0.0999369621276856" calcext:value-type="float">
            <text:p>0,10</text:p>
          </table:table-cell>
          <table:table-cell table:number-columns-repeated="7"/>
        </table:table-row>
        <table:table-row table:style-name="ro2">
          <table:table-cell office:value-type="float" office:value="1591202391.12583" calcext:value-type="float">
            <text:p>1591202391,125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5]-[.A14]" office:value-type="float" office:value="0.099992036819458" calcext:value-type="float">
            <text:p>0,10</text:p>
          </table:table-cell>
          <table:table-cell table:number-columns-repeated="2"/>
          <table:table-cell office:value-type="string" calcext:value-type="string">
            <text:p>Parámetros Move Base:</text:p>
          </table:table-cell>
          <table:table-cell table:number-columns-repeated="4"/>
        </table:table-row>
        <table:table-row table:style-name="ro2">
          <table:table-cell office:value-type="float" office:value="1591202391.22592" calcext:value-type="float">
            <text:p>1591202391,2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16]-[.A15]" office:value-type="float" office:value="0.100088119506836" calcext:value-type="float">
            <text:p>0,10</text:p>
          </table:table-cell>
          <table:table-cell table:number-columns-repeated="2"/>
          <table:table-cell office:value-type="string" calcext:value-type="string">
            <text:p><text:s text:c="2"/>planner_frequency: 2.0</text:p>
          </table:table-cell>
          <table:table-cell table:number-columns-repeated="4"/>
        </table:table-row>
        <table:table-row table:style-name="ro1">
          <table:table-cell office:value-type="float" office:value="1591202391.32591" calcext:value-type="float">
            <text:p>1591202391,325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7]-[.A16]" office:value-type="float" office:value="0.0999848842620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1.42595" calcext:value-type="float">
            <text:p>1591202391,425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8]-[.A17]" office:value-type="float" office:value="0.1000399589538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1.52587" calcext:value-type="float">
            <text:p>1591202391,525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]-[.A18]" office:value-type="float" office:value="0.09991908073425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1.62613" calcext:value-type="float">
            <text:p>1591202391,6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0]-[.A19]" office:value-type="float" office:value="0.1002590656280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1.726" calcext:value-type="float">
            <text:p>1591202391,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]-[.A20]" office:value-type="float" office:value="0.0998768806457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1.82581" calcext:value-type="float">
            <text:p>1591202391,82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]-[.A21]" office:value-type="float" office:value="0.09981012344360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1.92588" calcext:value-type="float">
            <text:p>1591202391,92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]-[.A22]" office:value-type="float" office:value="0.1000669002532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02583" calcext:value-type="float">
            <text:p>1591202392,02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]-[.A23]" office:value-type="float" office:value="0.09995102882385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1259" calcext:value-type="float">
            <text:p>1591202392,1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5]-[.A24]" office:value-type="float" office:value="0.1000740528106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22615" calcext:value-type="float">
            <text:p>1591202392,22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]-[.A25]" office:value-type="float" office:value="0.100241899490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3259" calcext:value-type="float">
            <text:p>1591202392,3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7]-[.A26]" office:value-type="float" office:value="0.0997529029846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42584" calcext:value-type="float">
            <text:p>1591202392,4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8]-[.A27]" office:value-type="float" office:value="0.09993910789489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52588" calcext:value-type="float">
            <text:p>1591202392,52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]-[.A28]" office:value-type="float" office:value="0.1000421047210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62584" calcext:value-type="float">
            <text:p>1591202392,6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0]-[.A29]" office:value-type="float" office:value="0.0999639034271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72608" calcext:value-type="float">
            <text:p>1591202392,726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1]-[.A30]" office:value-type="float" office:value="0.1002349853515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82594" calcext:value-type="float">
            <text:p>1591202392,825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]-[.A31]" office:value-type="float" office:value="0.09986305236816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2.92591" calcext:value-type="float">
            <text:p>1591202392,92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33]-[.A32]" office:value-type="float" office:value="0.0999639034271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02599" calcext:value-type="float">
            <text:p>1591202393,02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4]-[.A33]" office:value-type="float" office:value="0.1000840663909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12611" calcext:value-type="float">
            <text:p>1591202393,12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5]-[.A34]" office:value-type="float" office:value="0.1001169681549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2259" calcext:value-type="float">
            <text:p>1591202393,2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6]-[.A35]" office:value-type="float" office:value="0.099796056747436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32573" calcext:value-type="float">
            <text:p>1591202393,32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]-[.A36]" office:value-type="float" office:value="0.099824905395507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42589" calcext:value-type="float">
            <text:p>1591202393,42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]-[.A37]" office:value-type="float" office:value="0.1001591682434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52582" calcext:value-type="float">
            <text:p>1591202393,5258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39]-[.A38]" office:value-type="float" office:value="0.09993290901184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62585" calcext:value-type="float">
            <text:p>1591202393,6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0]-[.A39]" office:value-type="float" office:value="0.1000280380249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72583" calcext:value-type="float">
            <text:p>1591202393,7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1]-[.A40]" office:value-type="float" office:value="0.09998202323913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82628" calcext:value-type="float">
            <text:p>1591202393,82628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,15</text:p>
          </table:table-cell>
          <table:table-cell table:formula="of:=[.A42]-[.A41]" office:value-type="float" office:value="0.10045385360717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3.92615" calcext:value-type="float">
            <text:p>1591202393,9261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3]-[.A42]" office:value-type="float" office:value="0.099867105484008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02582" calcext:value-type="float">
            <text:p>1591202394,02582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6.26" calcext:value-type="float">
            <text:p>6,26</text:p>
          </table:table-cell>
          <table:table-cell table:formula="of:=[.A44]-[.A43]" office:value-type="float" office:value="0.099670886993408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1258" calcext:value-type="float">
            <text:p>1591202394,1258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5]-[.A44]" office:value-type="float" office:value="0.099976062774658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22584" calcext:value-type="float">
            <text:p>1591202394,2258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6.18" calcext:value-type="float">
            <text:p>6,18</text:p>
          </table:table-cell>
          <table:table-cell table:formula="of:=[.A46]-[.A45]" office:value-type="float" office:value="0.1000430583953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32583" calcext:value-type="float">
            <text:p>1591202394,3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47]-[.A46]" office:value-type="float" office:value="0.09998703002929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42581" calcext:value-type="float">
            <text:p>1591202394,42581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3.2" calcext:value-type="float">
            <text:p>3,2</text:p>
          </table:table-cell>
          <table:table-cell office:value-type="float" office:value="6.39" calcext:value-type="float">
            <text:p>6,39</text:p>
          </table:table-cell>
          <table:table-cell table:formula="of:=[.A48]-[.A47]" office:value-type="float" office:value="0.0999848842620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52584" calcext:value-type="float">
            <text:p>1591202394,5258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11" calcext:value-type="float">
            <text:p>6,11</text:p>
          </table:table-cell>
          <table:table-cell office:value-type="float" office:value="3.06" calcext:value-type="float">
            <text:p>3,06</text:p>
          </table:table-cell>
          <table:table-cell table:formula="of:=[.A49]-[.A48]" office:value-type="float" office:value="0.1000311374664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6263" calcext:value-type="float">
            <text:p>1591202394,6263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21" calcext:value-type="float">
            <text:p>0,21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6.46" calcext:value-type="float">
            <text:p>6,46</text:p>
          </table:table-cell>
          <table:table-cell office:value-type="float" office:value="3.23" calcext:value-type="float">
            <text:p>3,23</text:p>
          </table:table-cell>
          <table:table-cell table:formula="of:=[.A50]-[.A49]" office:value-type="float" office:value="0.10045695304870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72617" calcext:value-type="float">
            <text:p>1591202394,72617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21" calcext:value-type="float">
            <text:p>0,21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table:formula="of:=[.A51]-[.A50]" office:value-type="float" office:value="0.09987306594848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82633" calcext:value-type="float">
            <text:p>1591202394,82633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3.12" calcext:value-type="float">
            <text:p>3,12</text:p>
          </table:table-cell>
          <table:table-cell table:formula="of:=[.A52]-[.A51]" office:value-type="float" office:value="0.100150823593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4.92585" calcext:value-type="float">
            <text:p>1591202394,9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08" calcext:value-type="float">
            <text:p>0,08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6.34" calcext:value-type="float">
            <text:p>6,34</text:p>
          </table:table-cell>
          <table:table-cell table:formula="of:=[.A53]-[.A52]" office:value-type="float" office:value="0.09952306747436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02583" calcext:value-type="float">
            <text:p>1591202395,0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24" calcext:value-type="float">
            <text:p>0,2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3.11" calcext:value-type="float">
            <text:p>3,11</text:p>
          </table:table-cell>
          <table:table-cell table:formula="of:=[.A54]-[.A53]" office:value-type="float" office:value="0.099986076354980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12658" calcext:value-type="float">
            <text:p>1591202395,12658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3.17" calcext:value-type="float">
            <text:p>3,17</text:p>
          </table:table-cell>
          <table:table-cell table:formula="of:=[.A55]-[.A54]" office:value-type="float" office:value="0.10074591636657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22604" calcext:value-type="float">
            <text:p>1591202395,2260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3.12" calcext:value-type="float">
            <text:p>3,12</text:p>
          </table:table-cell>
          <table:table-cell office:value-type="float" office:value="6.25" calcext:value-type="float">
            <text:p>6,25</text:p>
          </table:table-cell>
          <table:table-cell table:formula="of:=[.A56]-[.A55]" office:value-type="float" office:value="0.099456071853637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32585" calcext:value-type="float">
            <text:p>1591202395,3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" calcext:value-type="float">
            <text:p>0,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6.23" calcext:value-type="float">
            <text:p>6,23</text:p>
          </table:table-cell>
          <table:table-cell office:value-type="float" office:value="3.11" calcext:value-type="float">
            <text:p>3,11</text:p>
          </table:table-cell>
          <table:table-cell table:formula="of:=[.A57]-[.A56]" office:value-type="float" office:value="0.09981083869934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42588" calcext:value-type="float">
            <text:p>1591202395,42588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3" calcext:value-type="float">
            <text:p>0,13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3.12" calcext:value-type="float">
            <text:p>3,12</text:p>
          </table:table-cell>
          <table:table-cell office:value-type="float" office:value="6.25" calcext:value-type="float">
            <text:p>6,25</text:p>
          </table:table-cell>
          <table:table-cell table:formula="of:=[.A58]-[.A57]" office:value-type="float" office:value="0.1000320911407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52583" calcext:value-type="float">
            <text:p>1591202395,5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3" calcext:value-type="float">
            <text:p>0,13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3.18" calcext:value-type="float">
            <text:p>3,18</text:p>
          </table:table-cell>
          <table:table-cell table:formula="of:=[.A59]-[.A58]" office:value-type="float" office:value="0.09995007514953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62585" calcext:value-type="float">
            <text:p>1591202395,6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31" calcext:value-type="float">
            <text:p>6,31</text:p>
          </table:table-cell>
          <table:table-cell office:value-type="float" office:value="3.15" calcext:value-type="float">
            <text:p>3,15</text:p>
          </table:table-cell>
          <table:table-cell table:formula="of:=[.A60]-[.A59]" office:value-type="float" office:value="0.1000239849090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72587" calcext:value-type="float">
            <text:p>1591202395,72587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3.09" calcext:value-type="float">
            <text:p>3,09</text:p>
          </table:table-cell>
          <table:table-cell table:formula="of:=[.A61]-[.A60]" office:value-type="float" office:value="0.1000139713287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8261" calcext:value-type="float">
            <text:p>1591202395,8261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3.19" calcext:value-type="float">
            <text:p>3,19</text:p>
          </table:table-cell>
          <table:table-cell office:value-type="float" office:value="6.38" calcext:value-type="float">
            <text:p>6,38</text:p>
          </table:table-cell>
          <table:table-cell table:formula="of:=[.A62]-[.A61]" office:value-type="float" office:value="0.10023188591003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5.9259" calcext:value-type="float">
            <text:p>1591202395,9259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table:number-columns-repeated="2" office:value-type="float" office:value="3.17" calcext:value-type="float">
            <text:p>3,17</text:p>
          </table:table-cell>
          <table:table-cell table:formula="of:=[.A63]-[.A62]" office:value-type="float" office:value="0.09979701042175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02583" calcext:value-type="float">
            <text:p>1591202396,0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5.91" calcext:value-type="float">
            <text:p>5,91</text:p>
          </table:table-cell>
          <table:table-cell office:value-type="float" office:value="2.96" calcext:value-type="float">
            <text:p>2,96</text:p>
          </table:table-cell>
          <table:table-cell table:formula="of:=[.A64]-[.A63]" office:value-type="float" office:value="0.099933147430419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12586" calcext:value-type="float">
            <text:p>1591202396,12586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3.31" calcext:value-type="float">
            <text:p>3,31</text:p>
          </table:table-cell>
          <table:table-cell office:value-type="float" office:value="6.61" calcext:value-type="float">
            <text:p>6,61</text:p>
          </table:table-cell>
          <table:table-cell table:formula="of:=[.A65]-[.A64]" office:value-type="float" office:value="0.1000299453735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22609" calcext:value-type="float">
            <text:p>1591202396,22609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66]-[.A65]" office:value-type="float" office:value="0.1002268791198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32619" calcext:value-type="float">
            <text:p>1591202396,32619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3.17" calcext:value-type="float">
            <text:p>3,17</text:p>
          </table:table-cell>
          <table:table-cell office:value-type="float" office:value="6.35" calcext:value-type="float">
            <text:p>6,35</text:p>
          </table:table-cell>
          <table:table-cell table:formula="of:=[.A67]-[.A66]" office:value-type="float" office:value="0.1000990867614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42605" calcext:value-type="float">
            <text:p>1591202396,4260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68]-[.A67]" office:value-type="float" office:value="0.099867105484008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52587" calcext:value-type="float">
            <text:p>1591202396,52587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" calcext:value-type="float">
            <text:p>-0,1</text:p>
          </table:table-cell>
          <table:table-cell office:value-type="float" office:value="6.32" calcext:value-type="float">
            <text:p>6,32</text:p>
          </table:table-cell>
          <table:table-cell office:value-type="float" office:value="3.16" calcext:value-type="float">
            <text:p>3,16</text:p>
          </table:table-cell>
          <table:table-cell table:formula="of:=[.A69]-[.A68]" office:value-type="float" office:value="0.09981489181518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62583" calcext:value-type="float">
            <text:p>1591202396,6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32" calcext:value-type="float">
            <text:p>6,32</text:p>
          </table:table-cell>
          <table:table-cell office:value-type="float" office:value="3.16" calcext:value-type="float">
            <text:p>3,16</text:p>
          </table:table-cell>
          <table:table-cell table:formula="of:=[.A70]-[.A69]" office:value-type="float" office:value="0.099967956542968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72586" calcext:value-type="float">
            <text:p>1591202396,72586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71]-[.A70]" office:value-type="float" office:value="0.1000230312347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82592" calcext:value-type="float">
            <text:p>1591202396,82592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3.13" calcext:value-type="float">
            <text:p>3,13</text:p>
          </table:table-cell>
          <table:table-cell office:value-type="float" office:value="6.27" calcext:value-type="float">
            <text:p>6,27</text:p>
          </table:table-cell>
          <table:table-cell table:formula="of:=[.A72]-[.A71]" office:value-type="float" office:value="0.10005712509155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6.92591" calcext:value-type="float">
            <text:p>1591202396,92591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73]-[.A72]" office:value-type="float" office:value="0.09999394416809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02607" calcext:value-type="float">
            <text:p>1591202397,02607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23" calcext:value-type="float">
            <text:p>0,2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6.29" calcext:value-type="float">
            <text:p>6,29</text:p>
          </table:table-cell>
          <table:table-cell office:value-type="float" office:value="3.15" calcext:value-type="float">
            <text:p>3,15</text:p>
          </table:table-cell>
          <table:table-cell table:formula="of:=[.A74]-[.A73]" office:value-type="float" office:value="0.1001629829406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12618" calcext:value-type="float">
            <text:p>1591202397,12618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5" calcext:value-type="float">
            <text:p>0,15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3.15" calcext:value-type="float">
            <text:p>3,15</text:p>
          </table:table-cell>
          <table:table-cell office:value-type="float" office:value="6.29" calcext:value-type="float">
            <text:p>6,29</text:p>
          </table:table-cell>
          <table:table-cell table:formula="of:=[.A75]-[.A74]" office:value-type="float" office:value="0.1001110076904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22596" calcext:value-type="float">
            <text:p>1591202397,22596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5" calcext:value-type="float">
            <text:p>0,15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76]-[.A75]" office:value-type="float" office:value="0.099772930145263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32584" calcext:value-type="float">
            <text:p>1591202397,32584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6.3" calcext:value-type="float">
            <text:p>6,3</text:p>
          </table:table-cell>
          <table:table-cell office:value-type="float" office:value="3.15" calcext:value-type="float">
            <text:p>3,15</text:p>
          </table:table-cell>
          <table:table-cell table:formula="of:=[.A77]-[.A76]" office:value-type="float" office:value="0.09987998008728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42584" calcext:value-type="float">
            <text:p>1591202397,42584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09" calcext:value-type="float">
            <text:p>0,09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3.07" calcext:value-type="float">
            <text:p>3,07</text:p>
          </table:table-cell>
          <table:table-cell office:value-type="float" office:value="6.14" calcext:value-type="float">
            <text:p>6,14</text:p>
          </table:table-cell>
          <table:table-cell table:formula="of:=[.A78]-[.A77]" office:value-type="float" office:value="0.1000051498413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52586" calcext:value-type="float">
            <text:p>1591202397,52586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4" calcext:value-type="float">
            <text:p>0,14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3.1" calcext:value-type="float">
            <text:p>3,1</text:p>
          </table:table-cell>
          <table:table-cell table:formula="of:=[.A79]-[.A78]" office:value-type="float" office:value="0.1000208854675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62582" calcext:value-type="float">
            <text:p>1591202397,62582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6.51" calcext:value-type="float">
            <text:p>6,51</text:p>
          </table:table-cell>
          <table:table-cell table:formula="of:=[.A80]-[.A79]" office:value-type="float" office:value="0.09996199607849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72587" calcext:value-type="float">
            <text:p>1591202397,72587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81]-[.A80]" office:value-type="float" office:value="0.1000440120697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82623" calcext:value-type="float">
            <text:p>1591202397,82623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26" calcext:value-type="float">
            <text:p>6,26</text:p>
          </table:table-cell>
          <table:table-cell office:value-type="float" office:value="3.13" calcext:value-type="float">
            <text:p>3,13</text:p>
          </table:table-cell>
          <table:table-cell table:formula="of:=[.A82]-[.A81]" office:value-type="float" office:value="0.1003611087799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7.92606" calcext:value-type="float">
            <text:p>1591202397,92606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3.14" calcext:value-type="float">
            <text:p>3,14</text:p>
          </table:table-cell>
          <table:table-cell office:value-type="float" office:value="6.29" calcext:value-type="float">
            <text:p>6,29</text:p>
          </table:table-cell>
          <table:table-cell table:formula="of:=[.A83]-[.A82]" office:value-type="float" office:value="0.09983086585998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02582" calcext:value-type="float">
            <text:p>1591202398,02582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84]-[.A83]" office:value-type="float" office:value="0.09976410865783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12583" calcext:value-type="float">
            <text:p>1591202398,1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08" calcext:value-type="float">
            <text:p>0,08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6.26" calcext:value-type="float">
            <text:p>6,26</text:p>
          </table:table-cell>
          <table:table-cell table:formula="of:=[.A85]-[.A84]" office:value-type="float" office:value="0.1000080108642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22583" calcext:value-type="float">
            <text:p>1591202398,2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7" calcext:value-type="float">
            <text:p>0,1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6.27" calcext:value-type="float">
            <text:p>6,27</text:p>
          </table:table-cell>
          <table:table-cell office:value-type="float" office:value="3.13" calcext:value-type="float">
            <text:p>3,13</text:p>
          </table:table-cell>
          <table:table-cell table:formula="of:=[.A86]-[.A85]" office:value-type="float" office:value="0.09999895095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32593" calcext:value-type="float">
            <text:p>1591202398,3259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7" calcext:value-type="float">
            <text:p>0,1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3.16" calcext:value-type="float">
            <text:p>3,16</text:p>
          </table:table-cell>
          <table:table-cell office:value-type="float" office:value="6.31" calcext:value-type="float">
            <text:p>6,31</text:p>
          </table:table-cell>
          <table:table-cell table:formula="of:=[.A87]-[.A86]" office:value-type="float" office:value="0.1000990867614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42592" calcext:value-type="float">
            <text:p>1591202398,42592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88]-[.A87]" office:value-type="float" office:value="0.09999394416809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52594" calcext:value-type="float">
            <text:p>1591202398,5259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89]-[.A88]" office:value-type="float" office:value="0.1000199317932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62594" calcext:value-type="float">
            <text:p>1591202398,62594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22" calcext:value-type="float">
            <text:p>0,22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90]-[.A89]" office:value-type="float" office:value="0.0999979972839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72583" calcext:value-type="float">
            <text:p>1591202398,7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22" calcext:value-type="float">
            <text:p>0,22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91]-[.A90]" office:value-type="float" office:value="0.09988999366760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82586" calcext:value-type="float">
            <text:p>1591202398,82586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3.13" calcext:value-type="float">
            <text:p>3,13</text:p>
          </table:table-cell>
          <table:table-cell office:value-type="float" office:value="6.26" calcext:value-type="float">
            <text:p>6,26</text:p>
          </table:table-cell>
          <table:table-cell table:formula="of:=[.A92]-[.A91]" office:value-type="float" office:value="0.1000239849090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8.92596" calcext:value-type="float">
            <text:p>1591202398,92596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4" calcext:value-type="float">
            <text:p>0,14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24" calcext:value-type="float">
            <text:p>6,24</text:p>
          </table:table-cell>
          <table:table-cell office:value-type="float" office:value="3.12" calcext:value-type="float">
            <text:p>3,12</text:p>
          </table:table-cell>
          <table:table-cell table:formula="of:=[.A93]-[.A92]" office:value-type="float" office:value="0.1001081466674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02587" calcext:value-type="float">
            <text:p>1591202399,02587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4" calcext:value-type="float">
            <text:p>0,14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94]-[.A93]" office:value-type="float" office:value="0.099903821945190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12583" calcext:value-type="float">
            <text:p>1591202399,1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3.15" calcext:value-type="float">
            <text:p>3,15</text:p>
          </table:table-cell>
          <table:table-cell office:value-type="float" office:value="6.29" calcext:value-type="float">
            <text:p>6,29</text:p>
          </table:table-cell>
          <table:table-cell table:formula="of:=[.A95]-[.A94]" office:value-type="float" office:value="0.09996199607849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22585" calcext:value-type="float">
            <text:p>1591202399,2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6.26" calcext:value-type="float">
            <text:p>6,26</text:p>
          </table:table-cell>
          <table:table-cell office:value-type="float" office:value="3.13" calcext:value-type="float">
            <text:p>3,13</text:p>
          </table:table-cell>
          <table:table-cell table:formula="of:=[.A96]-[.A95]" office:value-type="float" office:value="0.1000220775604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32585" calcext:value-type="float">
            <text:p>1591202399,3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6" calcext:value-type="float">
            <text:p>0,1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97]-[.A96]" office:value-type="float" office:value="0.0999970436096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42586" calcext:value-type="float">
            <text:p>1591202399,42586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98]-[.A97]" office:value-type="float" office:value="0.1000118255615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52584" calcext:value-type="float">
            <text:p>1591202399,52584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5.76" calcext:value-type="float">
            <text:p>5,76</text:p>
          </table:table-cell>
          <table:table-cell table:formula="of:=[.A99]-[.A98]" office:value-type="float" office:value="0.09997701644897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62583" calcext:value-type="float">
            <text:p>1591202399,6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09" calcext:value-type="float">
            <text:p>0,09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3.45" calcext:value-type="float">
            <text:p>3,45</text:p>
          </table:table-cell>
          <table:table-cell office:value-type="float" office:value="6.91" calcext:value-type="float">
            <text:p>6,91</text:p>
          </table:table-cell>
          <table:table-cell table:formula="of:=[.A100]-[.A99]" office:value-type="float" office:value="0.099992036819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72588" calcext:value-type="float">
            <text:p>1591202399,72588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101]-[.A100]" office:value-type="float" office:value="0.1000490188598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82584" calcext:value-type="float">
            <text:p>1591202399,8258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6.17" calcext:value-type="float">
            <text:p>6,17</text:p>
          </table:table-cell>
          <table:table-cell office:value-type="float" office:value="3.09" calcext:value-type="float">
            <text:p>3,09</text:p>
          </table:table-cell>
          <table:table-cell table:formula="of:=[.A102]-[.A101]" office:value-type="float" office:value="0.099962949752807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399.92585" calcext:value-type="float">
            <text:p>1591202399,9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.18" calcext:value-type="float">
            <text:p>3,18</text:p>
          </table:table-cell>
          <table:table-cell office:value-type="float" office:value="6.37" calcext:value-type="float">
            <text:p>6,37</text:p>
          </table:table-cell>
          <table:table-cell table:formula="of:=[.A103]-[.A102]" office:value-type="float" office:value="0.1000051498413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02583" calcext:value-type="float">
            <text:p>1591202400,0258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104]-[.A103]" office:value-type="float" office:value="0.09998703002929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12609" calcext:value-type="float">
            <text:p>1591202400,12609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6.34" calcext:value-type="float">
            <text:p>6,34</text:p>
          </table:table-cell>
          <table:table-cell office:value-type="float" office:value="3.17" calcext:value-type="float">
            <text:p>3,17</text:p>
          </table:table-cell>
          <table:table-cell table:formula="of:=[.A105]-[.A104]" office:value-type="float" office:value="0.1002588272094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22604" calcext:value-type="float">
            <text:p>1591202400,2260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3.11" calcext:value-type="float">
            <text:p>3,11</text:p>
          </table:table-cell>
          <table:table-cell office:value-type="float" office:value="6.23" calcext:value-type="float">
            <text:p>6,23</text:p>
          </table:table-cell>
          <table:table-cell table:formula="of:=[.A106]-[.A105]" office:value-type="float" office:value="0.0999450683593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32615" calcext:value-type="float">
            <text:p>1591202400,3261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107]-[.A106]" office:value-type="float" office:value="0.1001100540161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42591" calcext:value-type="float">
            <text:p>1591202400,42591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108]-[.A107]" office:value-type="float" office:value="0.09976291656494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52585" calcext:value-type="float">
            <text:p>1591202400,5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3.13" calcext:value-type="float">
            <text:p>3,13</text:p>
          </table:table-cell>
          <table:table-cell office:value-type="float" office:value="6.27" calcext:value-type="float">
            <text:p>6,27</text:p>
          </table:table-cell>
          <table:table-cell table:formula="of:=[.A109]-[.A108]" office:value-type="float" office:value="0.09993696212768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62618" calcext:value-type="float">
            <text:p>1591202400,62618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26" calcext:value-type="float">
            <text:p>6,26</text:p>
          </table:table-cell>
          <table:table-cell office:value-type="float" office:value="3.13" calcext:value-type="float">
            <text:p>3,13</text:p>
          </table:table-cell>
          <table:table-cell table:formula="of:=[.A110]-[.A109]" office:value-type="float" office:value="0.1003351211547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72622" calcext:value-type="float">
            <text:p>1591202400,72622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7" calcext:value-type="float">
            <text:p>3,17</text:p>
          </table:table-cell>
          <table:table-cell table:formula="of:=[.A111]-[.A110]" office:value-type="float" office:value="0.1000390052795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82595" calcext:value-type="float">
            <text:p>1591202400,82595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3.13" calcext:value-type="float">
            <text:p>3,13</text:p>
          </table:table-cell>
          <table:table-cell office:value-type="float" office:value="6.27" calcext:value-type="float">
            <text:p>6,27</text:p>
          </table:table-cell>
          <table:table-cell table:formula="of:=[.A112]-[.A111]" office:value-type="float" office:value="0.09973001480102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0.9258" calcext:value-type="float">
            <text:p>1591202400,9258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5" calcext:value-type="float">
            <text:p>0,15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6.3" calcext:value-type="float">
            <text:p>6,3</text:p>
          </table:table-cell>
          <table:table-cell office:value-type="float" office:value="3.15" calcext:value-type="float">
            <text:p>3,15</text:p>
          </table:table-cell>
          <table:table-cell table:formula="of:=[.A113]-[.A112]" office:value-type="float" office:value="0.09984803199768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02602" calcext:value-type="float">
            <text:p>1591202401,02602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3.02" calcext:value-type="float">
            <text:p>3,02</text:p>
          </table:table-cell>
          <table:table-cell office:value-type="float" office:value="6.04" calcext:value-type="float">
            <text:p>6,04</text:p>
          </table:table-cell>
          <table:table-cell table:formula="of:=[.A114]-[.A113]" office:value-type="float" office:value="0.10021996498107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12615" calcext:value-type="float">
            <text:p>1591202401,1261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3" calcext:value-type="float">
            <text:p>0,2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27" calcext:value-type="float">
            <text:p>3,27</text:p>
          </table:table-cell>
          <table:table-cell table:formula="of:=[.A115]-[.A114]" office:value-type="float" office:value="0.1001310348510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22594" calcext:value-type="float">
            <text:p>1591202401,2259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3" calcext:value-type="float">
            <text:p>0,2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116]-[.A115]" office:value-type="float" office:value="0.099789857864379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32586" calcext:value-type="float">
            <text:p>1591202401,32586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09" calcext:value-type="float">
            <text:p>0,09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2" calcext:value-type="float">
            <text:p>3,12</text:p>
          </table:table-cell>
          <table:table-cell table:formula="of:=[.A117]-[.A116]" office:value-type="float" office:value="0.09991407394409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42588" calcext:value-type="float">
            <text:p>1591202401,42588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118]-[.A117]" office:value-type="float" office:value="0.1000230312347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52581" calcext:value-type="float">
            <text:p>1591202401,52581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2" calcext:value-type="float">
            <text:p>0,2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119]-[.A118]" office:value-type="float" office:value="0.099933862686157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62588" calcext:value-type="float">
            <text:p>1591202401,62588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120]-[.A119]" office:value-type="float" office:value="0.100063085556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72587" calcext:value-type="float">
            <text:p>1591202401,72587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121]-[.A120]" office:value-type="float" office:value="0.099994897842407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82589" calcext:value-type="float">
            <text:p>1591202401,82589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4" calcext:value-type="float">
            <text:p>0,14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122]-[.A121]" office:value-type="float" office:value="0.1000230312347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1.9261" calcext:value-type="float">
            <text:p>1591202401,9261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4" calcext:value-type="float">
            <text:p>0,14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123]-[.A122]" office:value-type="float" office:value="0.1002111434936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0259" calcext:value-type="float">
            <text:p>1591202402,0259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6.19" calcext:value-type="float">
            <text:p>6,19</text:p>
          </table:table-cell>
          <table:table-cell table:formula="of:=[.A124]-[.A123]" office:value-type="float" office:value="0.09980082511901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12607" calcext:value-type="float">
            <text:p>1591202402,12607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.72" calcext:value-type="float">
            <text:p>5,72</text:p>
          </table:table-cell>
          <table:table-cell office:value-type="float" office:value="2.86" calcext:value-type="float">
            <text:p>2,86</text:p>
          </table:table-cell>
          <table:table-cell table:formula="of:=[.A125]-[.A124]" office:value-type="float" office:value="0.100169181823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22588" calcext:value-type="float">
            <text:p>1591202402,22588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.54" calcext:value-type="float">
            <text:p>3,54</text:p>
          </table:table-cell>
          <table:table-cell table:formula="of:=[.A126]-[.A125]" office:value-type="float" office:value="0.0998089313507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32613" calcext:value-type="float">
            <text:p>1591202402,3261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3.13" calcext:value-type="float">
            <text:p>3,13</text:p>
          </table:table-cell>
          <table:table-cell office:value-type="float" office:value="6.25" calcext:value-type="float">
            <text:p>6,25</text:p>
          </table:table-cell>
          <table:table-cell table:formula="of:=[.A127]-[.A126]" office:value-type="float" office:value="0.100243091583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42595" calcext:value-type="float">
            <text:p>1591202402,4259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128]-[.A127]" office:value-type="float" office:value="0.09981989860534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52582" calcext:value-type="float">
            <text:p>1591202402,52582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4" calcext:value-type="float">
            <text:p>0,14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2" calcext:value-type="float">
            <text:p>3,12</text:p>
          </table:table-cell>
          <table:table-cell table:formula="of:=[.A129]-[.A128]" office:value-type="float" office:value="0.099872112274169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62622" calcext:value-type="float">
            <text:p>1591202402,62622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6.24" calcext:value-type="float">
            <text:p>6,24</text:p>
          </table:table-cell>
          <table:table-cell table:formula="of:=[.A130]-[.A129]" office:value-type="float" office:value="0.10040378570556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72614" calcext:value-type="float">
            <text:p>1591202402,7261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6.18" calcext:value-type="float">
            <text:p>6,18</text:p>
          </table:table-cell>
          <table:table-cell table:formula="of:=[.A131]-[.A130]" office:value-type="float" office:value="0.099918127059936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82607" calcext:value-type="float">
            <text:p>1591202402,82607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3.24" calcext:value-type="float">
            <text:p>3,24</text:p>
          </table:table-cell>
          <table:table-cell table:formula="of:=[.A132]-[.A131]" office:value-type="float" office:value="0.09992790222167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2.92603" calcext:value-type="float">
            <text:p>1591202402,9260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5" calcext:value-type="float">
            <text:p>0,15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3.12" calcext:value-type="float">
            <text:p>3,12</text:p>
          </table:table-cell>
          <table:table-cell table:formula="of:=[.A133]-[.A132]" office:value-type="float" office:value="0.09995913505554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02585" calcext:value-type="float">
            <text:p>1591202403,0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134]-[.A133]" office:value-type="float" office:value="0.099825859069824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12586" calcext:value-type="float">
            <text:p>1591202403,12586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6.3" calcext:value-type="float">
            <text:p>6,3</text:p>
          </table:table-cell>
          <table:table-cell table:formula="of:=[.A135]-[.A134]" office:value-type="float" office:value="0.1000051498413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2258" calcext:value-type="float">
            <text:p>1591202403,2258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136]-[.A135]" office:value-type="float" office:value="0.099939823150634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3259" calcext:value-type="float">
            <text:p>1591202403,3259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26" calcext:value-type="float">
            <text:p>6,26</text:p>
          </table:table-cell>
          <table:table-cell office:value-type="float" office:value="3.13" calcext:value-type="float">
            <text:p>3,13</text:p>
          </table:table-cell>
          <table:table-cell table:formula="of:=[.A137]-[.A136]" office:value-type="float" office:value="0.1001040935516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42595" calcext:value-type="float">
            <text:p>1591202403,42595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3.13" calcext:value-type="float">
            <text:p>3,13</text:p>
          </table:table-cell>
          <table:table-cell office:value-type="float" office:value="6.26" calcext:value-type="float">
            <text:p>6,26</text:p>
          </table:table-cell>
          <table:table-cell table:formula="of:=[.A138]-[.A137]" office:value-type="float" office:value="0.10005211830139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52623" calcext:value-type="float">
            <text:p>1591202403,52623</text:p>
          </table:table-cell>
          <table:table-cell office:value-type="float" office:value="0.15" calcext:value-type="float">
            <text:p>0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3.17" calcext:value-type="float">
            <text:p>3,17</text:p>
          </table:table-cell>
          <table:table-cell table:formula="of:=[.A139]-[.A138]" office:value-type="float" office:value="0.1002719402313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6262" calcext:value-type="float">
            <text:p>1591202403,6262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6.27" calcext:value-type="float">
            <text:p>6,27</text:p>
          </table:table-cell>
          <table:table-cell office:value-type="float" office:value="3.13" calcext:value-type="float">
            <text:p>3,13</text:p>
          </table:table-cell>
          <table:table-cell table:formula="of:=[.A140]-[.A139]" office:value-type="float" office:value="0.09997892379760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72586" calcext:value-type="float">
            <text:p>1591202403,72586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3.13" calcext:value-type="float">
            <text:p>3,13</text:p>
          </table:table-cell>
          <table:table-cell office:value-type="float" office:value="6.25" calcext:value-type="float">
            <text:p>6,25</text:p>
          </table:table-cell>
          <table:table-cell table:formula="of:=[.A141]-[.A140]" office:value-type="float" office:value="0.09965395927429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82584" calcext:value-type="float">
            <text:p>1591202403,8258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7" calcext:value-type="float">
            <text:p>0,1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3.18" calcext:value-type="float">
            <text:p>3,18</text:p>
          </table:table-cell>
          <table:table-cell table:formula="of:=[.A142]-[.A141]" office:value-type="float" office:value="0.0999779701232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3.92587" calcext:value-type="float">
            <text:p>1591202403,92587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.15" calcext:value-type="float">
            <text:p>3,15</text:p>
          </table:table-cell>
          <table:table-cell office:value-type="float" office:value="6.29" calcext:value-type="float">
            <text:p>6,29</text:p>
          </table:table-cell>
          <table:table-cell table:formula="of:=[.A143]-[.A142]" office:value-type="float" office:value="0.1000301837921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02614" calcext:value-type="float">
            <text:p>1591202404,0261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6.16" calcext:value-type="float">
            <text:p>6,16</text:p>
          </table:table-cell>
          <table:table-cell office:value-type="float" office:value="3.08" calcext:value-type="float">
            <text:p>3,08</text:p>
          </table:table-cell>
          <table:table-cell table:formula="of:=[.A144]-[.A143]" office:value-type="float" office:value="0.1002709865570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12665" calcext:value-type="float">
            <text:p>1591202404,12665</text:p>
          </table:table-cell>
          <table:table-cell office:value-type="float" office:value="0.15" calcext:value-type="float">
            <text:p>0,15</text:p>
          </table:table-cell>
          <table:table-cell office:value-type="float" office:value="-0.06" calcext:value-type="float">
            <text:p>-0,06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3.19" calcext:value-type="float">
            <text:p>3,19</text:p>
          </table:table-cell>
          <table:table-cell office:value-type="float" office:value="6.37" calcext:value-type="float">
            <text:p>6,37</text:p>
          </table:table-cell>
          <table:table-cell table:formula="of:=[.A145]-[.A144]" office:value-type="float" office:value="0.100515842437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22639" calcext:value-type="float">
            <text:p>1591202404,22639</text:p>
          </table:table-cell>
          <table:table-cell office:value-type="float" office:value="0.15" calcext:value-type="float">
            <text:p>0,15</text:p>
          </table:table-cell>
          <table:table-cell office:value-type="float" office:value="-0.06" calcext:value-type="float">
            <text:p>-0,06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29" calcext:value-type="float">
            <text:p>6,29</text:p>
          </table:table-cell>
          <table:table-cell office:value-type="float" office:value="3.15" calcext:value-type="float">
            <text:p>3,15</text:p>
          </table:table-cell>
          <table:table-cell table:formula="of:=[.A146]-[.A145]" office:value-type="float" office:value="0.099740028381347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32636" calcext:value-type="float">
            <text:p>1591202404,32636</text:p>
          </table:table-cell>
          <table:table-cell office:value-type="float" office:value="0.15" calcext:value-type="float">
            <text:p>0,15</text:p>
          </table:table-cell>
          <table:table-cell office:value-type="float" office:value="-0.06" calcext:value-type="float">
            <text:p>-0,06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3.13" calcext:value-type="float">
            <text:p>3,13</text:p>
          </table:table-cell>
          <table:table-cell office:value-type="float" office:value="6.27" calcext:value-type="float">
            <text:p>6,27</text:p>
          </table:table-cell>
          <table:table-cell table:formula="of:=[.A147]-[.A146]" office:value-type="float" office:value="0.099961042404174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4259" calcext:value-type="float">
            <text:p>1591202404,4259</text:p>
          </table:table-cell>
          <table:table-cell office:value-type="float" office:value="0.15" calcext:value-type="float">
            <text:p>0,15</text:p>
          </table:table-cell>
          <table:table-cell office:value-type="float" office:value="-0.06" calcext:value-type="float">
            <text:p>-0,06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.29" calcext:value-type="float">
            <text:p>6,29</text:p>
          </table:table-cell>
          <table:table-cell office:value-type="float" office:value="3.14" calcext:value-type="float">
            <text:p>3,14</text:p>
          </table:table-cell>
          <table:table-cell table:formula="of:=[.A148]-[.A147]" office:value-type="float" office:value="0.099544048309326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52584" calcext:value-type="float">
            <text:p>1591202404,52584</text:p>
          </table:table-cell>
          <table:table-cell office:value-type="float" office:value="0.15" calcext:value-type="float">
            <text:p>0,15</text:p>
          </table:table-cell>
          <table:table-cell office:value-type="float" office:value="-0.06" calcext:value-type="float">
            <text:p>-0,06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149]-[.A148]" office:value-type="float" office:value="0.09993696212768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62632" calcext:value-type="float">
            <text:p>1591202404,62632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" calcext:value-type="float">
            <text:p>3,12</text:p>
          </table:table-cell>
          <table:table-cell office:value-type="float" office:value="6.23" calcext:value-type="float">
            <text:p>6,23</text:p>
          </table:table-cell>
          <table:table-cell table:formula="of:=[.A150]-[.A149]" office:value-type="float" office:value="0.1004810333251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72588" calcext:value-type="float">
            <text:p>1591202404,72588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4" calcext:value-type="float">
            <text:p>6,34</text:p>
          </table:table-cell>
          <table:table-cell office:value-type="float" office:value="3.17" calcext:value-type="float">
            <text:p>3,17</text:p>
          </table:table-cell>
          <table:table-cell table:formula="of:=[.A151]-[.A150]" office:value-type="float" office:value="0.09956097602844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82585" calcext:value-type="float">
            <text:p>1591202404,82585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152]-[.A151]" office:value-type="float" office:value="0.09996891021728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4.92582" calcext:value-type="float">
            <text:p>1591202404,92582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153]-[.A152]" office:value-type="float" office:value="0.099969148635864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02602" calcext:value-type="float">
            <text:p>1591202405,02602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6.23" calcext:value-type="float">
            <text:p>6,23</text:p>
          </table:table-cell>
          <table:table-cell table:formula="of:=[.A154]-[.A153]" office:value-type="float" office:value="0.1002068519592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12593" calcext:value-type="float">
            <text:p>1591202405,12593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2" calcext:value-type="float">
            <text:p>0,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table:number-columns-repeated="2" office:value-type="float" office:value="3.17" calcext:value-type="float">
            <text:p>3,17</text:p>
          </table:table-cell>
          <table:table-cell table:formula="of:=[.A155]-[.A154]" office:value-type="float" office:value="0.09990620613098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22588" calcext:value-type="float">
            <text:p>1591202405,22588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2" calcext:value-type="float">
            <text:p>0,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table:formula="of:=[.A156]-[.A155]" office:value-type="float" office:value="0.099948883056640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32607" calcext:value-type="float">
            <text:p>1591202405,32607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2" calcext:value-type="float">
            <text:p>0,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157]-[.A156]" office:value-type="float" office:value="0.1001939773559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42613" calcext:value-type="float">
            <text:p>1591202405,42613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3.14" calcext:value-type="float">
            <text:p>3,14</text:p>
          </table:table-cell>
          <table:table-cell office:value-type="float" office:value="6.27" calcext:value-type="float">
            <text:p>6,27</text:p>
          </table:table-cell>
          <table:table-cell table:formula="of:=[.A158]-[.A157]" office:value-type="float" office:value="0.10005712509155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52592" calcext:value-type="float">
            <text:p>1591202405,52592</text:p>
          </table:table-cell>
          <table:table-cell office:value-type="float" office:value="0.15" calcext:value-type="float">
            <text:p>0,15</text:p>
          </table:table-cell>
          <table:table-cell office:value-type="float" office:value="-0.07" calcext:value-type="float">
            <text:p>-0,0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.3" calcext:value-type="float">
            <text:p>6,3</text:p>
          </table:table-cell>
          <table:table-cell office:value-type="float" office:value="3.15" calcext:value-type="float">
            <text:p>3,15</text:p>
          </table:table-cell>
          <table:table-cell table:formula="of:=[.A159]-[.A158]" office:value-type="float" office:value="0.09979200363159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62609" calcext:value-type="float">
            <text:p>1591202405,62609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3" calcext:value-type="float">
            <text:p>0,23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3.1" calcext:value-type="float">
            <text:p>3,1</text:p>
          </table:table-cell>
          <table:table-cell table:formula="of:=[.A160]-[.A159]" office:value-type="float" office:value="0.1001718044281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72594" calcext:value-type="float">
            <text:p>1591202405,72594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3" calcext:value-type="float">
            <text:p>0,23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3.16" calcext:value-type="float">
            <text:p>3,16</text:p>
          </table:table-cell>
          <table:table-cell office:value-type="float" office:value="6.32" calcext:value-type="float">
            <text:p>6,32</text:p>
          </table:table-cell>
          <table:table-cell table:formula="of:=[.A161]-[.A160]" office:value-type="float" office:value="0.09984302520751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82637" calcext:value-type="float">
            <text:p>1591202405,82637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6.26" calcext:value-type="float">
            <text:p>6,26</text:p>
          </table:table-cell>
          <table:table-cell office:value-type="float" office:value="3.13" calcext:value-type="float">
            <text:p>3,13</text:p>
          </table:table-cell>
          <table:table-cell table:formula="of:=[.A162]-[.A161]" office:value-type="float" office:value="0.1004321575164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5.92617" calcext:value-type="float">
            <text:p>1591202405,92617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7" calcext:value-type="float">
            <text:p>3,17</text:p>
          </table:table-cell>
          <table:table-cell table:formula="of:=[.A163]-[.A162]" office:value-type="float" office:value="0.099797964096069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02588" calcext:value-type="float">
            <text:p>1591202406,02588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2" calcext:value-type="float">
            <text:p>0,2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3.15" calcext:value-type="float">
            <text:p>3,15</text:p>
          </table:table-cell>
          <table:table-cell office:value-type="float" office:value="6.29" calcext:value-type="float">
            <text:p>6,29</text:p>
          </table:table-cell>
          <table:table-cell table:formula="of:=[.A164]-[.A163]" office:value-type="float" office:value="0.09970998764038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12612" calcext:value-type="float">
            <text:p>1591202406,12612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22" calcext:value-type="float">
            <text:p>0,2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165]-[.A164]" office:value-type="float" office:value="0.10024785995483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22635" calcext:value-type="float">
            <text:p>1591202406,2263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166]-[.A165]" office:value-type="float" office:value="0.1002280712127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32635" calcext:value-type="float">
            <text:p>1591202406,32635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3.15" calcext:value-type="float">
            <text:p>3,15</text:p>
          </table:table-cell>
          <table:table-cell office:value-type="float" office:value="6.3" calcext:value-type="float">
            <text:p>6,3</text:p>
          </table:table-cell>
          <table:table-cell table:formula="of:=[.A167]-[.A166]" office:value-type="float" office:value="0.0999970436096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42627" calcext:value-type="float">
            <text:p>1591202406,42627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168]-[.A167]" office:value-type="float" office:value="0.09992408752441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52623" calcext:value-type="float">
            <text:p>1591202406,52623</text:p>
          </table:table-cell>
          <table:table-cell office:value-type="float" office:value="0.15" calcext:value-type="float">
            <text:p>0,15</text:p>
          </table:table-cell>
          <table:table-cell office:value-type="float" office:value="-0.1" calcext:value-type="float">
            <text:p>-0,1</text:p>
          </table:table-cell>
          <table:table-cell office:value-type="float" office:value="0.14" calcext:value-type="float">
            <text:p>0,1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3.14" calcext:value-type="float">
            <text:p>3,14</text:p>
          </table:table-cell>
          <table:table-cell office:value-type="float" office:value="6.27" calcext:value-type="float">
            <text:p>6,27</text:p>
          </table:table-cell>
          <table:table-cell table:formula="of:=[.A169]-[.A168]" office:value-type="float" office:value="0.099951982498168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62621" calcext:value-type="float">
            <text:p>1591202406,62621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14" calcext:value-type="float">
            <text:p>0,1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170]-[.A169]" office:value-type="float" office:value="0.09998798370361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72629" calcext:value-type="float">
            <text:p>1591202406,72629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3.12" calcext:value-type="float">
            <text:p>3,12</text:p>
          </table:table-cell>
          <table:table-cell table:formula="of:=[.A171]-[.A170]" office:value-type="float" office:value="0.1000759601593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82612" calcext:value-type="float">
            <text:p>1591202406,82612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3.16" calcext:value-type="float">
            <text:p>3,16</text:p>
          </table:table-cell>
          <table:table-cell office:value-type="float" office:value="6.32" calcext:value-type="float">
            <text:p>6,32</text:p>
          </table:table-cell>
          <table:table-cell table:formula="of:=[.A172]-[.A171]" office:value-type="float" office:value="0.09982800483703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6.92605" calcext:value-type="float">
            <text:p>1591202406,92605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173]-[.A172]" office:value-type="float" office:value="0.09993195533752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02608" calcext:value-type="float">
            <text:p>1591202407,02608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6.22" calcext:value-type="float">
            <text:p>6,22</text:p>
          </table:table-cell>
          <table:table-cell office:value-type="float" office:value="3.11" calcext:value-type="float">
            <text:p>3,11</text:p>
          </table:table-cell>
          <table:table-cell table:formula="of:=[.A174]-[.A173]" office:value-type="float" office:value="0.1000349521636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12631" calcext:value-type="float">
            <text:p>1591202407,12631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3.16" calcext:value-type="float">
            <text:p>3,16</text:p>
          </table:table-cell>
          <table:table-cell office:value-type="float" office:value="6.31" calcext:value-type="float">
            <text:p>6,31</text:p>
          </table:table-cell>
          <table:table-cell table:formula="of:=[.A175]-[.A174]" office:value-type="float" office:value="0.1002221107482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22633" calcext:value-type="float">
            <text:p>1591202407,22633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16" calcext:value-type="float">
            <text:p>0,16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3.16" calcext:value-type="float">
            <text:p>3,16</text:p>
          </table:table-cell>
          <table:table-cell office:value-type="float" office:value="0" calcext:value-type="float">
            <text:p>0</text:p>
          </table:table-cell>
          <table:table-cell table:formula="of:=[.A176]-[.A175]" office:value-type="float" office:value="0.1000189781188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32592" calcext:value-type="float">
            <text:p>1591202407,32592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table:formula="of:=[.A177]-[.A176]" office:value-type="float" office:value="0.09959602355957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42607" calcext:value-type="float">
            <text:p>1591202407,42607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21" calcext:value-type="float">
            <text:p>0,2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table:formula="of:=[.A178]-[.A177]" office:value-type="float" office:value="0.10014486312866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52613" calcext:value-type="float">
            <text:p>1591202407,52613</text:p>
          </table:table-cell>
          <table:table-cell office:value-type="float" office:value="0.13" calcext:value-type="float">
            <text:p>0,13</text:p>
          </table:table-cell>
          <table:table-cell office:value-type="float" office:value="-0.1" calcext:value-type="float">
            <text:p>-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6.29" calcext:value-type="float">
            <text:p>6,29</text:p>
          </table:table-cell>
          <table:table-cell office:value-type="float" office:value="3.14" calcext:value-type="float">
            <text:p>3,14</text:p>
          </table:table-cell>
          <table:table-cell table:formula="of:=[.A179]-[.A178]" office:value-type="float" office:value="0.1000599861145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62608" calcext:value-type="float">
            <text:p>1591202407,62608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2" calcext:value-type="float">
            <text:p>0,22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180]-[.A179]" office:value-type="float" office:value="0.09995818138122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72618" calcext:value-type="float">
            <text:p>1591202407,72618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2" calcext:value-type="float">
            <text:p>0,22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181]-[.A180]" office:value-type="float" office:value="0.1000919342041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8264" calcext:value-type="float">
            <text:p>1591202407,8264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6.18" calcext:value-type="float">
            <text:p>6,18</text:p>
          </table:table-cell>
          <table:table-cell table:formula="of:=[.A182]-[.A181]" office:value-type="float" office:value="0.1002230644226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7.9259" calcext:value-type="float">
            <text:p>1591202407,92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3.18" calcext:value-type="float">
            <text:p>3,18</text:p>
          </table:table-cell>
          <table:table-cell table:formula="of:=[.A183]-[.A182]" office:value-type="float" office:value="0.099502801895141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8.02586" calcext:value-type="float">
            <text:p>1591202408,02586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184]-[.A183]" office:value-type="float" office:value="0.0999619960784912" calcext:value-type="float">
            <text:p>0,10</text:p>
          </table:table-cell>
          <table:table-cell table:number-columns-repeated="7"/>
        </table:table-row>
        <table:table-row table:style-name="ro1">
          <table:table-cell table:style-name="ce2" office:value-type="float" office:value="1591202408.12583" calcext:value-type="float">
            <text:p>1591202408,125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185]-[.A184]" office:value-type="float" office:value="0.0999631881713867" calcext:value-type="float">
            <text:p>0,10</text:p>
          </table:table-cell>
          <table:table-cell table:style-name="ce2" office:value-type="string" calcext:value-type="string">
            <text:p>Trató de ir a la derecha, que es lo correcto, pero lo intentó por muy poco tiempo y luego giró a la izquierda</text:p>
          </table:table-cell>
          <table:table-cell table:style-name="ce2" table:number-columns-repeated="6"/>
        </table:table-row>
        <table:table-row table:style-name="ro1">
          <table:table-cell office:value-type="float" office:value="1591202408.22621" calcext:value-type="float">
            <text:p>1591202408,2262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[.A186]-[.A185]" office:value-type="float" office:value="0.10038495063781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8.32615" calcext:value-type="float">
            <text:p>1591202408,326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3.15" calcext:value-type="float">
            <text:p>-3,15</text:p>
          </table:table-cell>
          <table:table-cell office:value-type="float" office:value="6.29" calcext:value-type="float">
            <text:p>6,29</text:p>
          </table:table-cell>
          <table:table-cell table:formula="of:=[.A187]-[.A186]" office:value-type="float" office:value="0.09993505477905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8.42606" calcext:value-type="float">
            <text:p>1591202408,4260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188]-[.A187]" office:value-type="float" office:value="0.099916934967041" calcext:value-type="float">
            <text:p>0,10</text:p>
          </table:table-cell>
          <table:table-cell table:number-columns-repeated="7"/>
        </table:table-row>
        <table:table-row table:style-name="ro1">
          <table:table-cell table:style-name="ce2" office:value-type="float" office:value="1591202408.52609" calcext:value-type="float">
            <text:p>1591202408,5260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table:formula="of:=[.A189]-[.A188]" office:value-type="float" office:value="0.100024938583374" calcext:value-type="float">
            <text:p>0,10</text:p>
          </table:table-cell>
          <table:table-cell table:style-name="ce7" table:formula="of:=[.A189]-[.A185]" office:value-type="float" office:value="0.400261878967285" calcext:value-type="float">
            <text:p>0,40</text:p>
          </table:table-cell>
          <table:table-cell office:value-type="string" calcext:value-type="string">
            <text:p>segundos</text:p>
          </table:table-cell>
          <table:table-cell table:style-name="ce6" table:formula="of:=1/[.J189]" office:value-type="float" office:value="2.49836432732515" calcext:value-type="float">
            <text:p>2,5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float" office:value="1591202408.6262" calcext:value-type="float">
            <text:p>1591202408,62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3.13" calcext:value-type="float">
            <text:p>-3,13</text:p>
          </table:table-cell>
          <table:table-cell office:value-type="float" office:value="0" calcext:value-type="float">
            <text:p>0</text:p>
          </table:table-cell>
          <table:table-cell table:formula="of:=[.A190]-[.A189]" office:value-type="float" office:value="0.1001150608062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8.72635" calcext:value-type="float">
            <text:p>1591202408,726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37" calcext:value-type="float">
            <text:p>-0,37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191]-[.A190]" office:value-type="float" office:value="0.1001410484313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8.82634" calcext:value-type="float">
            <text:p>1591202408,826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2]-[.A191]" office:value-type="float" office:value="0.09999585151672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8.92627" calcext:value-type="float">
            <text:p>1591202408,926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193]-[.A192]" office:value-type="float" office:value="0.099925041198730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02623" calcext:value-type="float">
            <text:p>1591202409,026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4]-[.A193]" office:value-type="float" office:value="0.099967956542968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12612" calcext:value-type="float">
            <text:p>1591202409,126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5]-[.A194]" office:value-type="float" office:value="0.09988117218017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22587" calcext:value-type="float">
            <text:p>1591202409,2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6]-[.A195]" office:value-type="float" office:value="0.099754810333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32617" calcext:value-type="float">
            <text:p>1591202409,326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3.15" calcext:value-type="float">
            <text:p>3,15</text:p>
          </table:table-cell>
          <table:table-cell office:value-type="float" office:value="-3.15" calcext:value-type="float">
            <text:p>-3,15</text:p>
          </table:table-cell>
          <table:table-cell table:formula="of:=[.A197]-[.A196]" office:value-type="float" office:value="0.1003010272979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42636" calcext:value-type="float">
            <text:p>1591202409,426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8]-[.A197]" office:value-type="float" office:value="0.1001870632171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52625" calcext:value-type="float">
            <text:p>1591202409,526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9]-[.A198]" office:value-type="float" office:value="0.09989595413208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6259" calcext:value-type="float">
            <text:p>1591202409,62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00]-[.A199]" office:value-type="float" office:value="0.09964203834533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72596" calcext:value-type="float">
            <text:p>1591202409,7259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3.14" calcext:value-type="float">
            <text:p>3,14</text:p>
          </table:table-cell>
          <table:table-cell office:value-type="float" office:value="-3.14" calcext:value-type="float">
            <text:p>-3,14</text:p>
          </table:table-cell>
          <table:table-cell table:formula="of:=[.A201]-[.A200]" office:value-type="float" office:value="0.100063085556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82629" calcext:value-type="float">
            <text:p>1591202409,826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202]-[.A201]" office:value-type="float" office:value="0.1003339290618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09.92611" calcext:value-type="float">
            <text:p>1591202409,926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33" calcext:value-type="float">
            <text:p>0,33</text:p>
          </table:table-cell>
          <table:table-cell office:value-type="float" office:value="3.16" calcext:value-type="float">
            <text:p>3,16</text:p>
          </table:table-cell>
          <table:table-cell office:value-type="float" office:value="-0" calcext:value-type="float">
            <text:p>0</text:p>
          </table:table-cell>
          <table:table-cell table:formula="of:=[.A203]-[.A202]" office:value-type="float" office:value="0.09981298446655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02595" calcext:value-type="float">
            <text:p>1591202410,0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04]-[.A203]" office:value-type="float" office:value="0.09984111785888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12586" calcext:value-type="float">
            <text:p>1591202410,1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05]-[.A204]" office:value-type="float" office:value="0.09991383552551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22606" calcext:value-type="float">
            <text:p>1591202410,2260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206]-[.A205]" office:value-type="float" office:value="0.10019516944885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32626" calcext:value-type="float">
            <text:p>1591202410,326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3.16" calcext:value-type="float">
            <text:p>3,16</text:p>
          </table:table-cell>
          <table:table-cell office:value-type="float" office:value="-0" calcext:value-type="float">
            <text:p>0</text:p>
          </table:table-cell>
          <table:table-cell table:formula="of:=[.A207]-[.A206]" office:value-type="float" office:value="0.10020780563354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42629" calcext:value-type="float">
            <text:p>1591202410,426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3.16" calcext:value-type="float">
            <text:p>3,16</text:p>
          </table:table-cell>
          <table:table-cell office:value-type="float" office:value="-0" calcext:value-type="float">
            <text:p>0</text:p>
          </table:table-cell>
          <table:table-cell table:formula="of:=[.A208]-[.A207]" office:value-type="float" office:value="0.10002517700195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52596" calcext:value-type="float">
            <text:p>1591202410,5259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09]-[.A208]" office:value-type="float" office:value="0.099673986434936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62603" calcext:value-type="float">
            <text:p>1591202410,6260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0]-[.A209]" office:value-type="float" office:value="0.1000699996948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72597" calcext:value-type="float">
            <text:p>1591202410,7259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211]-[.A210]" office:value-type="float" office:value="0.09993481636047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82588" calcext:value-type="float">
            <text:p>1591202410,8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212]-[.A211]" office:value-type="float" office:value="0.099916219711303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0.92595" calcext:value-type="float">
            <text:p>1591202410,9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39" calcext:value-type="float">
            <text:p>0,39</text:p>
          </table:table-cell>
          <table:table-cell office:value-type="float" office:value="3.15" calcext:value-type="float">
            <text:p>3,15</text:p>
          </table:table-cell>
          <table:table-cell office:value-type="float" office:value="-3.15" calcext:value-type="float">
            <text:p>-3,15</text:p>
          </table:table-cell>
          <table:table-cell table:formula="of:=[.A213]-[.A212]" office:value-type="float" office:value="0.1000638008117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02586" calcext:value-type="float">
            <text:p>1591202411,0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4]-[.A213]" office:value-type="float" office:value="0.099910020828247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12609" calcext:value-type="float">
            <text:p>1591202411,1260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5]-[.A214]" office:value-type="float" office:value="0.1002321243286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22604" calcext:value-type="float">
            <text:p>1591202411,2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6]-[.A215]" office:value-type="float" office:value="0.0999498367309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32601" calcext:value-type="float">
            <text:p>1591202411,3260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3.13" calcext:value-type="float">
            <text:p>3,13</text:p>
          </table:table-cell>
          <table:table-cell office:value-type="float" office:value="-3.13" calcext:value-type="float">
            <text:p>-3,13</text:p>
          </table:table-cell>
          <table:table-cell table:formula="of:=[.A217]-[.A216]" office:value-type="float" office:value="0.099971055984497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42612" calcext:value-type="float">
            <text:p>1591202411,426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8]-[.A217]" office:value-type="float" office:value="0.10011315345764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5259" calcext:value-type="float">
            <text:p>1591202411,52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9]-[.A218]" office:value-type="float" office:value="0.099774837493896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62592" calcext:value-type="float">
            <text:p>1591202411,625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0]-[.A219]" office:value-type="float" office:value="0.1000220775604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72585" calcext:value-type="float">
            <text:p>1591202411,7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3.17" calcext:value-type="float">
            <text:p>3,17</text:p>
          </table:table-cell>
          <table:table-cell office:value-type="float" office:value="-0" calcext:value-type="float">
            <text:p>0</text:p>
          </table:table-cell>
          <table:table-cell table:formula="of:=[.A221]-[.A220]" office:value-type="float" office:value="0.09992909431457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82604" calcext:value-type="float">
            <text:p>1591202411,8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3.11" calcext:value-type="float">
            <text:p>-3,11</text:p>
          </table:table-cell>
          <table:table-cell table:formula="of:=[.A222]-[.A221]" office:value-type="float" office:value="0.1001939773559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1.92592" calcext:value-type="float">
            <text:p>1591202411,925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3]-[.A222]" office:value-type="float" office:value="0.09987998008728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02595" calcext:value-type="float">
            <text:p>1591202412,0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-3.43" calcext:value-type="float">
            <text:p>-3,43</text:p>
          </table:table-cell>
          <table:table-cell table:formula="of:=[.A224]-[.A223]" office:value-type="float" office:value="0.10002899169921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12597" calcext:value-type="float">
            <text:p>1591202412,1259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5]-[.A224]" office:value-type="float" office:value="0.1000149250030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22605" calcext:value-type="float">
            <text:p>1591202412,2260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226]-[.A225]" office:value-type="float" office:value="0.1000781059265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32596" calcext:value-type="float">
            <text:p>1591202412,3259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227]-[.A226]" office:value-type="float" office:value="0.09991598129272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4259" calcext:value-type="float">
            <text:p>1591202412,42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8]-[.A227]" office:value-type="float" office:value="0.09993696212768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52584" calcext:value-type="float">
            <text:p>1591202412,5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3.16" calcext:value-type="float">
            <text:p>3,16</text:p>
          </table:table-cell>
          <table:table-cell office:value-type="float" office:value="-0" calcext:value-type="float">
            <text:p>0</text:p>
          </table:table-cell>
          <table:table-cell table:formula="of:=[.A229]-[.A228]" office:value-type="float" office:value="0.0999450683593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62584" calcext:value-type="float">
            <text:p>1591202412,6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3.15" calcext:value-type="float">
            <text:p>3,15</text:p>
          </table:table-cell>
          <table:table-cell office:value-type="float" office:value="-3.15" calcext:value-type="float">
            <text:p>-3,15</text:p>
          </table:table-cell>
          <table:table-cell table:formula="of:=[.A230]-[.A229]" office:value-type="float" office:value="0.099991798400878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72584" calcext:value-type="float">
            <text:p>1591202412,7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1]-[.A230]" office:value-type="float" office:value="0.1000020503997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82603" calcext:value-type="float">
            <text:p>1591202412,8260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2]-[.A231]" office:value-type="float" office:value="0.1001889705657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2.92595" calcext:value-type="float">
            <text:p>1591202412,9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22" calcext:value-type="float">
            <text:p>0,22</text:p>
          </table:table-cell>
          <table:table-cell office:value-type="float" office:value="3.15" calcext:value-type="float">
            <text:p>3,15</text:p>
          </table:table-cell>
          <table:table-cell office:value-type="float" office:value="-3.15" calcext:value-type="float">
            <text:p>-3,15</text:p>
          </table:table-cell>
          <table:table-cell table:formula="of:=[.A233]-[.A232]" office:value-type="float" office:value="0.09992408752441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02604" calcext:value-type="float">
            <text:p>1591202413,0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4]-[.A233]" office:value-type="float" office:value="0.1000928878784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12593" calcext:value-type="float">
            <text:p>1591202413,1259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5]-[.A234]" office:value-type="float" office:value="0.09988808631896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22611" calcext:value-type="float">
            <text:p>1591202413,226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6]-[.A235]" office:value-type="float" office:value="0.1001811027526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32581" calcext:value-type="float">
            <text:p>1591202413,3258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237]-[.A236]" office:value-type="float" office:value="0.099695920944213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42584" calcext:value-type="float">
            <text:p>1591202413,4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8]-[.A237]" office:value-type="float" office:value="0.1000280380249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5261" calcext:value-type="float">
            <text:p>1591202413,52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9]-[.A238]" office:value-type="float" office:value="0.1002640724182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62592" calcext:value-type="float">
            <text:p>1591202413,625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240]-[.A239]" office:value-type="float" office:value="0.0998229980468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72593" calcext:value-type="float">
            <text:p>1591202413,7259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1]-[.A240]" office:value-type="float" office:value="0.1000018119812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82604" calcext:value-type="float">
            <text:p>1591202413,8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3.11" calcext:value-type="float">
            <text:p>3,11</text:p>
          </table:table-cell>
          <table:table-cell office:value-type="float" office:value="-3.11" calcext:value-type="float">
            <text:p>-3,11</text:p>
          </table:table-cell>
          <table:table-cell table:formula="of:=[.A242]-[.A241]" office:value-type="float" office:value="0.1001110076904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3.92595" calcext:value-type="float">
            <text:p>1591202413,9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3]-[.A242]" office:value-type="float" office:value="0.09991407394409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02583" calcext:value-type="float">
            <text:p>1591202414,0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4]-[.A243]" office:value-type="float" office:value="0.099879026412963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12593" calcext:value-type="float">
            <text:p>1591202414,1259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3.14" calcext:value-type="float">
            <text:p>3,14</text:p>
          </table:table-cell>
          <table:table-cell office:value-type="float" office:value="-3.14" calcext:value-type="float">
            <text:p>-3,14</text:p>
          </table:table-cell>
          <table:table-cell table:formula="of:=[.A245]-[.A244]" office:value-type="float" office:value="0.1001038551330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22599" calcext:value-type="float">
            <text:p>1591202414,2259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27" calcext:value-type="float">
            <text:p>0,27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246]-[.A245]" office:value-type="float" office:value="0.1000590324401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32629" calcext:value-type="float">
            <text:p>1591202414,326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247]-[.A246]" office:value-type="float" office:value="0.1002981662750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4266" calcext:value-type="float">
            <text:p>1591202414,42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8]-[.A247]" office:value-type="float" office:value="0.10030698776245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52609" calcext:value-type="float">
            <text:p>1591202414,5260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46" calcext:value-type="float">
            <text:p>0,46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249]-[.A248]" office:value-type="float" office:value="0.099493980407714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62595" calcext:value-type="float">
            <text:p>1591202414,6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 table:formula="of:=[.A250]-[.A249]" office:value-type="float" office:value="0.0998558998107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7261" calcext:value-type="float">
            <text:p>1591202414,72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3.16" calcext:value-type="float">
            <text:p>3,16</text:p>
          </table:table-cell>
          <table:table-cell office:value-type="float" office:value="-0" calcext:value-type="float">
            <text:p>0</text:p>
          </table:table-cell>
          <table:table-cell table:formula="of:=[.A251]-[.A250]" office:value-type="float" office:value="0.1001551151275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82593" calcext:value-type="float">
            <text:p>1591202414,8259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52]-[.A251]" office:value-type="float" office:value="0.0998229980468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4.9258" calcext:value-type="float">
            <text:p>1591202414,92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53]-[.A252]" office:value-type="float" office:value="0.0998699665069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02581" calcext:value-type="float">
            <text:p>1591202415,0258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-3.16" calcext:value-type="float">
            <text:p>-3,16</text:p>
          </table:table-cell>
          <table:table-cell table:formula="of:=[.A254]-[.A253]" office:value-type="float" office:value="0.10001802444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12592" calcext:value-type="float">
            <text:p>1591202415,125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55]-[.A254]" office:value-type="float" office:value="0.1001088619232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22587" calcext:value-type="float">
            <text:p>1591202415,2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56]-[.A255]" office:value-type="float" office:value="0.09994912147521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32627" calcext:value-type="float">
            <text:p>1591202415,326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3.17" calcext:value-type="float">
            <text:p>3,17</text:p>
          </table:table-cell>
          <table:table-cell office:value-type="float" office:value="-0" calcext:value-type="float">
            <text:p>0</text:p>
          </table:table-cell>
          <table:table-cell table:formula="of:=[.A257]-[.A256]" office:value-type="float" office:value="0.1003990173339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4264" calcext:value-type="float">
            <text:p>1591202415,42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258]-[.A257]" office:value-type="float" office:value="0.1001248359680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5261" calcext:value-type="float">
            <text:p>1591202415,52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3.15" calcext:value-type="float">
            <text:p>3,15</text:p>
          </table:table-cell>
          <table:table-cell office:value-type="float" office:value="-0" calcext:value-type="float">
            <text:p>0</text:p>
          </table:table-cell>
          <table:table-cell table:formula="of:=[.A259]-[.A258]" office:value-type="float" office:value="0.09970116615295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62607" calcext:value-type="float">
            <text:p>1591202415,6260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0]-[.A259]" office:value-type="float" office:value="0.09997391700744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72591" calcext:value-type="float">
            <text:p>1591202415,7259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261]-[.A260]" office:value-type="float" office:value="0.09984207153320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82585" calcext:value-type="float">
            <text:p>1591202415,8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3.16" calcext:value-type="float">
            <text:p>3,16</text:p>
          </table:table-cell>
          <table:table-cell office:value-type="float" office:value="-0" calcext:value-type="float">
            <text:p>0</text:p>
          </table:table-cell>
          <table:table-cell table:formula="of:=[.A262]-[.A261]" office:value-type="float" office:value="0.099933862686157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5.92585" calcext:value-type="float">
            <text:p>1591202415,9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263]-[.A262]" office:value-type="float" office:value="0.1000020503997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02585" calcext:value-type="float">
            <text:p>1591202416,0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4]-[.A263]" office:value-type="float" office:value="0.1000051498413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12623" calcext:value-type="float">
            <text:p>1591202416,126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5]-[.A264]" office:value-type="float" office:value="0.1003789901733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22634" calcext:value-type="float">
            <text:p>1591202416,226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3.13" calcext:value-type="float">
            <text:p>3,13</text:p>
          </table:table-cell>
          <table:table-cell office:value-type="float" office:value="-3.13" calcext:value-type="float">
            <text:p>-3,13</text:p>
          </table:table-cell>
          <table:table-cell table:formula="of:=[.A266]-[.A265]" office:value-type="float" office:value="0.1001088619232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32608" calcext:value-type="float">
            <text:p>1591202416,3260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267]-[.A266]" office:value-type="float" office:value="0.099740028381347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42584" calcext:value-type="float">
            <text:p>1591202416,4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8]-[.A267]" office:value-type="float" office:value="0.099760055541992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52584" calcext:value-type="float">
            <text:p>1591202416,5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9]-[.A268]" office:value-type="float" office:value="0.09999990463256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62605" calcext:value-type="float">
            <text:p>1591202416,6260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270]-[.A269]" office:value-type="float" office:value="0.1002061367034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72594" calcext:value-type="float">
            <text:p>1591202416,7259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71]-[.A270]" office:value-type="float" office:value="0.099887847900390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82589" calcext:value-type="float">
            <text:p>1591202416,8258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72]-[.A271]" office:value-type="float" office:value="0.09995412826538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6.92589" calcext:value-type="float">
            <text:p>1591202416,9258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3.21" calcext:value-type="float">
            <text:p>3,21</text:p>
          </table:table-cell>
          <table:table-cell office:value-type="float" office:value="-3.21" calcext:value-type="float">
            <text:p>-3,21</text:p>
          </table:table-cell>
          <table:table-cell table:formula="of:=[.A273]-[.A272]" office:value-type="float" office:value="0.1000008583068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02601" calcext:value-type="float">
            <text:p>1591202417,0260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74]-[.A273]" office:value-type="float" office:value="0.1001160144805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12596" calcext:value-type="float">
            <text:p>1591202417,1259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3.18" calcext:value-type="float">
            <text:p>3,18</text:p>
          </table:table-cell>
          <table:table-cell office:value-type="float" office:value="-0" calcext:value-type="float">
            <text:p>0</text:p>
          </table:table-cell>
          <table:table-cell table:formula="of:=[.A275]-[.A274]" office:value-type="float" office:value="0.099951982498168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22588" calcext:value-type="float">
            <text:p>1591202417,2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 table:formula="of:=[.A276]-[.A275]" office:value-type="float" office:value="0.099918127059936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32586" calcext:value-type="float">
            <text:p>1591202417,3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77]-[.A276]" office:value-type="float" office:value="0.099979877471923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42584" calcext:value-type="float">
            <text:p>1591202417,4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278]-[.A277]" office:value-type="float" office:value="0.099979162216186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52585" calcext:value-type="float">
            <text:p>1591202417,5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79]-[.A278]" office:value-type="float" office:value="0.1000099182128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62625" calcext:value-type="float">
            <text:p>1591202417,626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3.33" calcext:value-type="float">
            <text:p>3,33</text:p>
          </table:table-cell>
          <table:table-cell office:value-type="float" office:value="-0" calcext:value-type="float">
            <text:p>0</text:p>
          </table:table-cell>
          <table:table-cell table:formula="of:=[.A280]-[.A279]" office:value-type="float" office:value="0.10040092468261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726" calcext:value-type="float">
            <text:p>1591202417,7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281]-[.A280]" office:value-type="float" office:value="0.09974908828735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82599" calcext:value-type="float">
            <text:p>1591202417,8259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282]-[.A281]" office:value-type="float" office:value="0.09998989105224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7.92608" calcext:value-type="float">
            <text:p>1591202417,9260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83]-[.A282]" office:value-type="float" office:value="0.1000900268554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02587" calcext:value-type="float">
            <text:p>1591202418,0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-3.02" calcext:value-type="float">
            <text:p>-3,02</text:p>
          </table:table-cell>
          <table:table-cell table:formula="of:=[.A284]-[.A283]" office:value-type="float" office:value="0.099797964096069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12585" calcext:value-type="float">
            <text:p>1591202418,1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85]-[.A284]" office:value-type="float" office:value="0.09997820854187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22583" calcext:value-type="float">
            <text:p>1591202418,2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286]-[.A285]" office:value-type="float" office:value="0.099981784820556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32584" calcext:value-type="float">
            <text:p>1591202418,3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87]-[.A286]" office:value-type="float" office:value="0.1000020503997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42596" calcext:value-type="float">
            <text:p>1591202418,4259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-3.21" calcext:value-type="float">
            <text:p>-3,21</text:p>
          </table:table-cell>
          <table:table-cell table:formula="of:=[.A288]-[.A287]" office:value-type="float" office:value="0.1001260280609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52583" calcext:value-type="float">
            <text:p>1591202418,5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289]-[.A288]" office:value-type="float" office:value="0.09986305236816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62587" calcext:value-type="float">
            <text:p>1591202418,6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0]-[.A289]" office:value-type="float" office:value="0.1000459194183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72634" calcext:value-type="float">
            <text:p>1591202418,726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1]-[.A290]" office:value-type="float" office:value="0.1004650592803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82589" calcext:value-type="float">
            <text:p>1591202418,8258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0.18" calcext:value-type="float">
            <text:p>0,18</text:p>
          </table:table-cell>
          <table:table-cell office:value-type="float" office:value="3.13" calcext:value-type="float">
            <text:p>3,13</text:p>
          </table:table-cell>
          <table:table-cell office:value-type="float" office:value="-3.13" calcext:value-type="float">
            <text:p>-3,13</text:p>
          </table:table-cell>
          <table:table-cell table:formula="of:=[.A292]-[.A291]" office:value-type="float" office:value="0.099551916122436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8.92584" calcext:value-type="float">
            <text:p>1591202418,9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3]-[.A292]" office:value-type="float" office:value="0.09994912147521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02584" calcext:value-type="float">
            <text:p>1591202419,0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4]-[.A293]" office:value-type="float" office:value="0.09999895095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12607" calcext:value-type="float">
            <text:p>1591202419,1260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295]-[.A294]" office:value-type="float" office:value="0.1002380847930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22586" calcext:value-type="float">
            <text:p>1591202419,2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6]-[.A295]" office:value-type="float" office:value="0.09978199005126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32597" calcext:value-type="float">
            <text:p>1591202419,3259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7]-[.A296]" office:value-type="float" office:value="0.1001110076904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42607" calcext:value-type="float">
            <text:p>1591202419,4260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8]-[.A297]" office:value-type="float" office:value="0.1001069545745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52604" calcext:value-type="float">
            <text:p>1591202419,5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299]-[.A298]" office:value-type="float" office:value="0.09996700286865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62588" calcext:value-type="float">
            <text:p>1591202419,6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300]-[.A299]" office:value-type="float" office:value="0.09984207153320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72585" calcext:value-type="float">
            <text:p>1591202419,7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3.14" calcext:value-type="float">
            <text:p>3,14</text:p>
          </table:table-cell>
          <table:table-cell office:value-type="float" office:value="-3.14" calcext:value-type="float">
            <text:p>-3,14</text:p>
          </table:table-cell>
          <table:table-cell table:formula="of:=[.A301]-[.A300]" office:value-type="float" office:value="0.09996199607849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82585" calcext:value-type="float">
            <text:p>1591202419,8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02]-[.A301]" office:value-type="float" office:value="0.10000681877136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19.92585" calcext:value-type="float">
            <text:p>1591202419,9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3.09" calcext:value-type="float">
            <text:p>3,09</text:p>
          </table:table-cell>
          <table:table-cell office:value-type="float" office:value="-0" calcext:value-type="float">
            <text:p>0</text:p>
          </table:table-cell>
          <table:table-cell table:formula="of:=[.A303]-[.A302]" office:value-type="float" office:value="0.09999608993530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02585" calcext:value-type="float">
            <text:p>1591202420,0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-3.22" calcext:value-type="float">
            <text:p>-3,22</text:p>
          </table:table-cell>
          <table:table-cell table:formula="of:=[.A304]-[.A303]" office:value-type="float" office:value="0.0999979972839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126" calcext:value-type="float">
            <text:p>1591202420,1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3.15" calcext:value-type="float">
            <text:p>3,15</text:p>
          </table:table-cell>
          <table:table-cell office:value-type="float" office:value="-0" calcext:value-type="float">
            <text:p>0</text:p>
          </table:table-cell>
          <table:table-cell table:formula="of:=[.A305]-[.A304]" office:value-type="float" office:value="0.1001570224761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22621" calcext:value-type="float">
            <text:p>1591202420,226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06]-[.A305]" office:value-type="float" office:value="0.1002058982849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32588" calcext:value-type="float">
            <text:p>1591202420,3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307]-[.A306]" office:value-type="float" office:value="0.099672079086303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4259" calcext:value-type="float">
            <text:p>1591202420,42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08]-[.A307]" office:value-type="float" office:value="0.10001802444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52581" calcext:value-type="float">
            <text:p>1591202420,5258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09]-[.A308]" office:value-type="float" office:value="0.09991097450256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62587" calcext:value-type="float">
            <text:p>1591202420,6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310]-[.A309]" office:value-type="float" office:value="0.1000640392303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72585" calcext:value-type="float">
            <text:p>1591202420,7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311]-[.A310]" office:value-type="float" office:value="0.09997391700744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82584" calcext:value-type="float">
            <text:p>1591202420,8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12]-[.A311]" office:value-type="float" office:value="0.099991083145141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0.92592" calcext:value-type="float">
            <text:p>1591202420,925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313]-[.A312]" office:value-type="float" office:value="0.1000828742980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02585" calcext:value-type="float">
            <text:p>1591202421,0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314]-[.A313]" office:value-type="float" office:value="0.099923133850097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12605" calcext:value-type="float">
            <text:p>1591202421,1260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15]-[.A314]" office:value-type="float" office:value="0.1001999378204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22668" calcext:value-type="float">
            <text:p>1591202421,226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3.11" calcext:value-type="float">
            <text:p>3,11</text:p>
          </table:table-cell>
          <table:table-cell office:value-type="float" office:value="-3.11" calcext:value-type="float">
            <text:p>-3,11</text:p>
          </table:table-cell>
          <table:table-cell table:formula="of:=[.A316]-[.A315]" office:value-type="float" office:value="0.10063695907592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32583" calcext:value-type="float">
            <text:p>1591202421,3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3.16" calcext:value-type="float">
            <text:p>3,16</text:p>
          </table:table-cell>
          <table:table-cell office:value-type="float" office:value="-0" calcext:value-type="float">
            <text:p>0</text:p>
          </table:table-cell>
          <table:table-cell table:formula="of:=[.A317]-[.A316]" office:value-type="float" office:value="0.09915304183959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42584" calcext:value-type="float">
            <text:p>1591202421,4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18]-[.A317]" office:value-type="float" office:value="0.1000089645385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52584" calcext:value-type="float">
            <text:p>1591202421,5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319]-[.A318]" office:value-type="float" office:value="0.09999513626098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62588" calcext:value-type="float">
            <text:p>1591202421,6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320]-[.A319]" office:value-type="float" office:value="0.1000418663024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72587" calcext:value-type="float">
            <text:p>1591202421,7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321]-[.A320]" office:value-type="float" office:value="0.099991083145141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82609" calcext:value-type="float">
            <text:p>1591202421,8260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2]-[.A321]" office:value-type="float" office:value="0.1002218723297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1.92587" calcext:value-type="float">
            <text:p>1591202421,9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3]-[.A322]" office:value-type="float" office:value="0.099778175354003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0261" calcext:value-type="float">
            <text:p>1591202422,02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-3.25" calcext:value-type="float">
            <text:p>-3,25</text:p>
          </table:table-cell>
          <table:table-cell table:formula="of:=[.A324]-[.A323]" office:value-type="float" office:value="0.1002290248870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12602" calcext:value-type="float">
            <text:p>1591202422,1260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3.18" calcext:value-type="float">
            <text:p>3,18</text:p>
          </table:table-cell>
          <table:table-cell office:value-type="float" office:value="-3.18" calcext:value-type="float">
            <text:p>-3,18</text:p>
          </table:table-cell>
          <table:table-cell table:formula="of:=[.A325]-[.A324]" office:value-type="float" office:value="0.099921941757202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22584" calcext:value-type="float">
            <text:p>1591202422,2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6]-[.A325]" office:value-type="float" office:value="0.099817991256713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32584" calcext:value-type="float">
            <text:p>1591202422,3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7]-[.A326]" office:value-type="float" office:value="0.1000008583068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42584" calcext:value-type="float">
            <text:p>1591202422,4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8]-[.A327]" office:value-type="float" office:value="0.0999929904937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52585" calcext:value-type="float">
            <text:p>1591202422,5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3.16" calcext:value-type="float">
            <text:p>3,16</text:p>
          </table:table-cell>
          <table:table-cell office:value-type="float" office:value="-3.16" calcext:value-type="float">
            <text:p>-3,16</text:p>
          </table:table-cell>
          <table:table-cell table:formula="of:=[.A329]-[.A328]" office:value-type="float" office:value="0.10001301765441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62592" calcext:value-type="float">
            <text:p>1591202422,625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330]-[.A329]" office:value-type="float" office:value="0.10007309913635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72588" calcext:value-type="float">
            <text:p>1591202422,7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31]-[.A330]" office:value-type="float" office:value="0.09995388984680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82584" calcext:value-type="float">
            <text:p>1591202422,8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.34" calcext:value-type="float">
            <text:p>0,34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332]-[.A331]" office:value-type="float" office:value="0.099969148635864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2.92584" calcext:value-type="float">
            <text:p>1591202422,9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333]-[.A332]" office:value-type="float" office:value="0.0999929904937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02584" calcext:value-type="float">
            <text:p>1591202423,0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334]-[.A333]" office:value-type="float" office:value="0.1000030040740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12585" calcext:value-type="float">
            <text:p>1591202423,1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3.09" calcext:value-type="float">
            <text:p>3,09</text:p>
          </table:table-cell>
          <table:table-cell office:value-type="float" office:value="-0" calcext:value-type="float">
            <text:p>0</text:p>
          </table:table-cell>
          <table:table-cell table:formula="of:=[.A335]-[.A334]" office:value-type="float" office:value="0.1000058650970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22584" calcext:value-type="float">
            <text:p>1591202423,2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36]-[.A335]" office:value-type="float" office:value="0.0999979972839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32583" calcext:value-type="float">
            <text:p>1591202423,3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37]-[.A336]" office:value-type="float" office:value="0.09998703002929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42605" calcext:value-type="float">
            <text:p>1591202423,4260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338]-[.A337]" office:value-type="float" office:value="0.1002161502838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52606" calcext:value-type="float">
            <text:p>1591202423,5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339]-[.A338]" office:value-type="float" office:value="0.1000139713287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62608" calcext:value-type="float">
            <text:p>1591202423,6260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0]-[.A339]" office:value-type="float" office:value="0.1000158786773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72589" calcext:value-type="float">
            <text:p>1591202423,7258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1]-[.A340]" office:value-type="float" office:value="0.09981513023376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82604" calcext:value-type="float">
            <text:p>1591202423,8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2]-[.A341]" office:value-type="float" office:value="0.1001429557800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3.92585" calcext:value-type="float">
            <text:p>1591202423,9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343]-[.A342]" office:value-type="float" office:value="0.09981393814086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02585" calcext:value-type="float">
            <text:p>1591202424,02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4]-[.A343]" office:value-type="float" office:value="0.09999895095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12599" calcext:value-type="float">
            <text:p>1591202424,1259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5]-[.A344]" office:value-type="float" office:value="0.100140094757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22591" calcext:value-type="float">
            <text:p>1591202424,2259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table:formula="of:=[.A346]-[.A345]" office:value-type="float" office:value="0.09992098808288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3261" calcext:value-type="float">
            <text:p>1591202424,32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7]-[.A346]" office:value-type="float" office:value="0.1001889705657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42586" calcext:value-type="float">
            <text:p>1591202424,4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348]-[.A347]" office:value-type="float" office:value="0.09976291656494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52583" calcext:value-type="float">
            <text:p>1591202424,52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349]-[.A348]" office:value-type="float" office:value="0.099968194961547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62585" calcext:value-type="float">
            <text:p>1591202424,6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0]-[.A349]" office:value-type="float" office:value="0.100025892257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72586" calcext:value-type="float">
            <text:p>1591202424,7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1]-[.A350]" office:value-type="float" office:value="0.1000051498413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82592" calcext:value-type="float">
            <text:p>1591202424,825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3.15" calcext:value-type="float">
            <text:p>3,15</text:p>
          </table:table-cell>
          <table:table-cell office:value-type="float" office:value="-0" calcext:value-type="float">
            <text:p>0</text:p>
          </table:table-cell>
          <table:table-cell table:formula="of:=[.A352]-[.A351]" office:value-type="float" office:value="0.1000599861145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4.92585" calcext:value-type="float">
            <text:p>1591202424,9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3]-[.A352]" office:value-type="float" office:value="0.09992980957031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026" calcext:value-type="float">
            <text:p>1591202425,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354]-[.A353]" office:value-type="float" office:value="0.1001520156860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12598" calcext:value-type="float">
            <text:p>1591202425,1259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5]-[.A354]" office:value-type="float" office:value="0.099981069564819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22588" calcext:value-type="float">
            <text:p>1591202425,2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6]-[.A355]" office:value-type="float" office:value="0.09989190101623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32583" calcext:value-type="float">
            <text:p>1591202425,3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7]-[.A356]" office:value-type="float" office:value="0.09995698928833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4258" calcext:value-type="float">
            <text:p>1591202425,42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8]-[.A357]" office:value-type="float" office:value="0.099971055984497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52584" calcext:value-type="float">
            <text:p>1591202425,5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359]-[.A358]" office:value-type="float" office:value="0.1000339984893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62582" calcext:value-type="float">
            <text:p>1591202425,6258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60]-[.A359]" office:value-type="float" office:value="0.099981069564819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72589" calcext:value-type="float">
            <text:p>1591202425,7258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61]-[.A360]" office:value-type="float" office:value="0.1000740528106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826" calcext:value-type="float">
            <text:p>1591202425,8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62]-[.A361]" office:value-type="float" office:value="0.10010981559753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5.92589" calcext:value-type="float">
            <text:p>1591202425,9258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63]-[.A362]" office:value-type="float" office:value="0.099890232086181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02584" calcext:value-type="float">
            <text:p>1591202426,02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.15" calcext:value-type="float">
            <text:p>3,15</text:p>
          </table:table-cell>
          <table:table-cell office:value-type="float" office:value="-0" calcext:value-type="float">
            <text:p>0</text:p>
          </table:table-cell>
          <table:table-cell table:formula="of:=[.A364]-[.A363]" office:value-type="float" office:value="0.099950790405273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12588" calcext:value-type="float">
            <text:p>1591202426,1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365]-[.A364]" office:value-type="float" office:value="0.10004115104675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22597" calcext:value-type="float">
            <text:p>1591202426,2259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[.A366]-[.A365]" office:value-type="float" office:value="0.1000850200653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32593" calcext:value-type="float">
            <text:p>1591202426,3259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367]-[.A366]" office:value-type="float" office:value="0.09996581077575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42585" calcext:value-type="float">
            <text:p>1591202426,4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68]-[.A367]" office:value-type="float" office:value="0.099911212921142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52587" calcext:value-type="float">
            <text:p>1591202426,52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69]-[.A368]" office:value-type="float" office:value="0.1000208854675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62595" calcext:value-type="float">
            <text:p>1591202426,6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0]-[.A369]" office:value-type="float" office:value="0.1000809669494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72609" calcext:value-type="float">
            <text:p>1591202426,7260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1]-[.A370]" office:value-type="float" office:value="0.10013914108276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82597" calcext:value-type="float">
            <text:p>1591202426,8259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372]-[.A371]" office:value-type="float" office:value="0.09988188743591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6.92588" calcext:value-type="float">
            <text:p>1591202426,9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3]-[.A372]" office:value-type="float" office:value="0.09991312026977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02584" calcext:value-type="float">
            <text:p>1591202427,0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374]-[.A373]" office:value-type="float" office:value="0.09995889663696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12583" calcext:value-type="float">
            <text:p>1591202427,1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5]-[.A374]" office:value-type="float" office:value="0.099992036819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22585" calcext:value-type="float">
            <text:p>1591202427,2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6]-[.A375]" office:value-type="float" office:value="0.1000149250030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32583" calcext:value-type="float">
            <text:p>1591202427,3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7]-[.A376]" office:value-type="float" office:value="0.09998202323913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4259" calcext:value-type="float">
            <text:p>1591202427,42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8]-[.A377]" office:value-type="float" office:value="0.100068092346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526" calcext:value-type="float">
            <text:p>1591202427,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379]-[.A378]" office:value-type="float" office:value="0.1000969409942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62589" calcext:value-type="float">
            <text:p>1591202427,6258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[.A380]-[.A379]" office:value-type="float" office:value="0.09989595413208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72585" calcext:value-type="float">
            <text:p>1591202427,7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1]-[.A380]" office:value-type="float" office:value="0.09995508193969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82584" calcext:value-type="float">
            <text:p>1591202427,8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2]-[.A381]" office:value-type="float" office:value="0.099992036819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7.92586" calcext:value-type="float">
            <text:p>1591202427,9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3]-[.A382]" office:value-type="float" office:value="0.1000199317932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02585" calcext:value-type="float">
            <text:p>1591202428,0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1" calcext:value-type="float">
            <text:p>-3,11</text:p>
          </table:table-cell>
          <table:table-cell table:formula="of:=[.A384]-[.A383]" office:value-type="float" office:value="0.099991083145141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12599" calcext:value-type="float">
            <text:p>1591202428,1259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5]-[.A384]" office:value-type="float" office:value="0.1001389026641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22617" calcext:value-type="float">
            <text:p>1591202428,226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-3.16" calcext:value-type="float">
            <text:p>-3,16</text:p>
          </table:table-cell>
          <table:table-cell table:formula="of:=[.A386]-[.A385]" office:value-type="float" office:value="0.1001839637756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32604" calcext:value-type="float">
            <text:p>1591202428,3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387]-[.A386]" office:value-type="float" office:value="0.0998709201812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42582" calcext:value-type="float">
            <text:p>1591202428,4258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8]-[.A387]" office:value-type="float" office:value="0.09977507591247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52585" calcext:value-type="float">
            <text:p>1591202428,5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389]-[.A388]" office:value-type="float" office:value="0.1000320911407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62584" calcext:value-type="float">
            <text:p>1591202428,6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3.16" calcext:value-type="float">
            <text:p>3,16</text:p>
          </table:table-cell>
          <table:table-cell office:value-type="float" office:value="-0" calcext:value-type="float">
            <text:p>0</text:p>
          </table:table-cell>
          <table:table-cell table:formula="of:=[.A390]-[.A389]" office:value-type="float" office:value="0.09998798370361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72584" calcext:value-type="float">
            <text:p>1591202428,7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 table:formula="of:=[.A391]-[.A390]" office:value-type="float" office:value="0.100004911422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82584" calcext:value-type="float">
            <text:p>1591202428,8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3.17" calcext:value-type="float">
            <text:p>3,17</text:p>
          </table:table-cell>
          <table:table-cell office:value-type="float" office:value="-0" calcext:value-type="float">
            <text:p>0</text:p>
          </table:table-cell>
          <table:table-cell table:formula="of:=[.A392]-[.A391]" office:value-type="float" office:value="0.1000001430511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8.92584" calcext:value-type="float">
            <text:p>1591202428,9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32" calcext:value-type="float">
            <text:p>0,32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393]-[.A392]" office:value-type="float" office:value="0.0999968051910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02603" calcext:value-type="float">
            <text:p>1591202429,0260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 table:formula="of:=[.A394]-[.A393]" office:value-type="float" office:value="0.1001942157745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12605" calcext:value-type="float">
            <text:p>1591202429,1260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5]-[.A394]" office:value-type="float" office:value="0.1000118255615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22591" calcext:value-type="float">
            <text:p>1591202429,2259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6]-[.A395]" office:value-type="float" office:value="0.099862098693847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32595" calcext:value-type="float">
            <text:p>1591202429,3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7]-[.A396]" office:value-type="float" office:value="0.10004496574401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42584" calcext:value-type="float">
            <text:p>1591202429,4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3.15" calcext:value-type="float">
            <text:p>3,15</text:p>
          </table:table-cell>
          <table:table-cell office:value-type="float" office:value="-3.15" calcext:value-type="float">
            <text:p>-3,15</text:p>
          </table:table-cell>
          <table:table-cell table:formula="of:=[.A398]-[.A397]" office:value-type="float" office:value="0.0998840332031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52584" calcext:value-type="float">
            <text:p>1591202429,5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9]-[.A398]" office:value-type="float" office:value="0.09999990463256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62583" calcext:value-type="float">
            <text:p>1591202429,6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00]-[.A399]" office:value-type="float" office:value="0.099990129470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72576" calcext:value-type="float">
            <text:p>1591202429,7257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3.15" calcext:value-type="float">
            <text:p>3,15</text:p>
          </table:table-cell>
          <table:table-cell office:value-type="float" office:value="-3.15" calcext:value-type="float">
            <text:p>-3,15</text:p>
          </table:table-cell>
          <table:table-cell table:formula="of:=[.A401]-[.A400]" office:value-type="float" office:value="0.09992885589599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82586" calcext:value-type="float">
            <text:p>1591202429,8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02]-[.A401]" office:value-type="float" office:value="0.1001050472259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29.92586" calcext:value-type="float">
            <text:p>1591202429,9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3.21" calcext:value-type="float">
            <text:p>3,21</text:p>
          </table:table-cell>
          <table:table-cell office:value-type="float" office:value="-0" calcext:value-type="float">
            <text:p>0</text:p>
          </table:table-cell>
          <table:table-cell table:formula="of:=[.A403]-[.A402]" office:value-type="float" office:value="0.09999608993530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02584" calcext:value-type="float">
            <text:p>1591202430,0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404]-[.A403]" office:value-type="float" office:value="0.09998583793640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12584" calcext:value-type="float">
            <text:p>1591202430,1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05]-[.A404]" office:value-type="float" office:value="0.0999979972839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22595" calcext:value-type="float">
            <text:p>1591202430,2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3.19" calcext:value-type="float">
            <text:p>3,19</text:p>
          </table:table-cell>
          <table:table-cell office:value-type="float" office:value="-0" calcext:value-type="float">
            <text:p>0</text:p>
          </table:table-cell>
          <table:table-cell table:formula="of:=[.A406]-[.A405]" office:value-type="float" office:value="0.1001081466674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32581" calcext:value-type="float">
            <text:p>1591202430,3258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3.12" calcext:value-type="float">
            <text:p>3,12</text:p>
          </table:table-cell>
          <table:table-cell office:value-type="float" office:value="-3.12" calcext:value-type="float">
            <text:p>-3,12</text:p>
          </table:table-cell>
          <table:table-cell table:formula="of:=[.A407]-[.A406]" office:value-type="float" office:value="0.09985995292663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42584" calcext:value-type="float">
            <text:p>1591202430,4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08]-[.A407]" office:value-type="float" office:value="0.10002899169921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52583" calcext:value-type="float">
            <text:p>1591202430,5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09]-[.A408]" office:value-type="float" office:value="0.09998798370361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62604" calcext:value-type="float">
            <text:p>1591202430,6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410]-[.A409]" office:value-type="float" office:value="0.1002180576324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72584" calcext:value-type="float">
            <text:p>1591202430,7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3.03" calcext:value-type="float">
            <text:p>3,03</text:p>
          </table:table-cell>
          <table:table-cell office:value-type="float" office:value="-0" calcext:value-type="float">
            <text:p>0</text:p>
          </table:table-cell>
          <table:table-cell table:formula="of:=[.A411]-[.A410]" office:value-type="float" office:value="0.099792957305908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8258" calcext:value-type="float">
            <text:p>1591202430,82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12]-[.A411]" office:value-type="float" office:value="0.0999639034271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0.92604" calcext:value-type="float">
            <text:p>1591202430,9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,2</text:p>
          </table:table-cell>
          <table:table-cell table:formula="of:=[.A413]-[.A412]" office:value-type="float" office:value="0.1002421379089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02584" calcext:value-type="float">
            <text:p>1591202431,0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14]-[.A413]" office:value-type="float" office:value="0.099799871444702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12584" calcext:value-type="float">
            <text:p>1591202431,1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3.15" calcext:value-type="float">
            <text:p>3,15</text:p>
          </table:table-cell>
          <table:table-cell office:value-type="float" office:value="-0" calcext:value-type="float">
            <text:p>0</text:p>
          </table:table-cell>
          <table:table-cell table:formula="of:=[.A415]-[.A414]" office:value-type="float" office:value="0.0999979972839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22585" calcext:value-type="float">
            <text:p>1591202431,2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16]-[.A415]" office:value-type="float" office:value="0.1000051498413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32585" calcext:value-type="float">
            <text:p>1591202431,3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-3.11" calcext:value-type="float">
            <text:p>-3,11</text:p>
          </table:table-cell>
          <table:table-cell table:formula="of:=[.A417]-[.A416]" office:value-type="float" office:value="0.1000020503997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42587" calcext:value-type="float">
            <text:p>1591202431,4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18]-[.A417]" office:value-type="float" office:value="0.1000239849090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52587" calcext:value-type="float">
            <text:p>1591202431,5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419]-[.A418]" office:value-type="float" office:value="0.09999585151672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62585" calcext:value-type="float">
            <text:p>1591202431,6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420]-[.A419]" office:value-type="float" office:value="0.099982976913452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72584" calcext:value-type="float">
            <text:p>1591202431,7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421]-[.A420]" office:value-type="float" office:value="0.099986076354980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82584" calcext:value-type="float">
            <text:p>1591202431,8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22]-[.A421]" office:value-type="float" office:value="0.09999895095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1.92583" calcext:value-type="float">
            <text:p>1591202431,9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3.13" calcext:value-type="float">
            <text:p>3,13</text:p>
          </table:table-cell>
          <table:table-cell office:value-type="float" office:value="-0" calcext:value-type="float">
            <text:p>0</text:p>
          </table:table-cell>
          <table:table-cell table:formula="of:=[.A423]-[.A422]" office:value-type="float" office:value="0.09999394416809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02585" calcext:value-type="float">
            <text:p>1591202432,0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-3.11" calcext:value-type="float">
            <text:p>-3,11</text:p>
          </table:table-cell>
          <table:table-cell table:formula="of:=[.A424]-[.A423]" office:value-type="float" office:value="0.10002422332763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12585" calcext:value-type="float">
            <text:p>1591202432,1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25]-[.A424]" office:value-type="float" office:value="0.09999394416809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22605" calcext:value-type="float">
            <text:p>1591202432,2260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426]-[.A425]" office:value-type="float" office:value="0.1002018451690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32595" calcext:value-type="float">
            <text:p>1591202432,325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427]-[.A426]" office:value-type="float" office:value="0.09990310668945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42586" calcext:value-type="float">
            <text:p>1591202432,4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28]-[.A427]" office:value-type="float" office:value="0.09990596771240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52585" calcext:value-type="float">
            <text:p>1591202432,5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29]-[.A428]" office:value-type="float" office:value="0.09998703002929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62584" calcext:value-type="float">
            <text:p>1591202432,6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430]-[.A429]" office:value-type="float" office:value="0.0999979972839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72597" calcext:value-type="float">
            <text:p>1591202432,7259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31]-[.A430]" office:value-type="float" office:value="0.1001229286193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82586" calcext:value-type="float">
            <text:p>1591202432,8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32]-[.A431]" office:value-type="float" office:value="0.09989595413208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2.92583" calcext:value-type="float">
            <text:p>1591202432,9258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3.14" calcext:value-type="float">
            <text:p>3,14</text:p>
          </table:table-cell>
          <table:table-cell office:value-type="float" office:value="-3.14" calcext:value-type="float">
            <text:p>-3,14</text:p>
          </table:table-cell>
          <table:table-cell table:formula="of:=[.A433]-[.A432]" office:value-type="float" office:value="0.09996223449707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02591" calcext:value-type="float">
            <text:p>1591202433,0259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434]-[.A433]" office:value-type="float" office:value="0.1000797748565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12587" calcext:value-type="float">
            <text:p>1591202433,12587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3.16" calcext:value-type="float">
            <text:p>3,16</text:p>
          </table:table-cell>
          <table:table-cell office:value-type="float" office:value="-0" calcext:value-type="float">
            <text:p>0</text:p>
          </table:table-cell>
          <table:table-cell table:formula="of:=[.A435]-[.A434]" office:value-type="float" office:value="0.09996199607849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22584" calcext:value-type="float">
            <text:p>1591202433,22584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36]-[.A435]" office:value-type="float" office:value="0.09997415542602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32585" calcext:value-type="float">
            <text:p>1591202433,32585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37]-[.A436]" office:value-type="float" office:value="0.1000039577484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42585" calcext:value-type="float">
            <text:p>1591202433,42585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3.15" calcext:value-type="float">
            <text:p>3,15</text:p>
          </table:table-cell>
          <table:table-cell office:value-type="float" office:value="0" calcext:value-type="float">
            <text:p>0</text:p>
          </table:table-cell>
          <table:table-cell table:formula="of:=[.A438]-[.A437]" office:value-type="float" office:value="0.100004911422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52584" calcext:value-type="float">
            <text:p>1591202433,52584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3.15" calcext:value-type="float">
            <text:p>3,15</text:p>
          </table:table-cell>
          <table:table-cell office:value-type="float" office:value="0" calcext:value-type="float">
            <text:p>0</text:p>
          </table:table-cell>
          <table:table-cell table:formula="of:=[.A439]-[.A438]" office:value-type="float" office:value="0.0999929904937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62584" calcext:value-type="float">
            <text:p>1591202433,62584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440]-[.A439]" office:value-type="float" office:value="0.10000109672546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7259" calcext:value-type="float">
            <text:p>1591202433,7259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441]-[.A440]" office:value-type="float" office:value="0.1000580787658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82605" calcext:value-type="float">
            <text:p>1591202433,82605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1" calcext:value-type="float">
            <text:p>3,11</text:p>
          </table:table-cell>
          <table:table-cell table:formula="of:=[.A442]-[.A441]" office:value-type="float" office:value="0.1001429557800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3.9261" calcext:value-type="float">
            <text:p>1591202433,926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3.11" calcext:value-type="float">
            <text:p>3,11</text:p>
          </table:table-cell>
          <table:table-cell table:formula="of:=[.A443]-[.A442]" office:value-type="float" office:value="0.1000540256500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02588" calcext:value-type="float">
            <text:p>1591202434,02588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6.41" calcext:value-type="float">
            <text:p>6,41</text:p>
          </table:table-cell>
          <table:table-cell table:formula="of:=[.A444]-[.A443]" office:value-type="float" office:value="0.099784851074218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12587" calcext:value-type="float">
            <text:p>1591202434,1258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6.41" calcext:value-type="float">
            <text:p>6,41</text:p>
          </table:table-cell>
          <table:table-cell table:formula="of:=[.A445]-[.A444]" office:value-type="float" office:value="0.099990129470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22587" calcext:value-type="float">
            <text:p>1591202434,2258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46]-[.A445]" office:value-type="float" office:value="0.0999970436096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32586" calcext:value-type="float">
            <text:p>1591202434,3258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47]-[.A446]" office:value-type="float" office:value="0.09998989105224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42585" calcext:value-type="float">
            <text:p>1591202434,42585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48]-[.A447]" office:value-type="float" office:value="0.099992036819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52583" calcext:value-type="float">
            <text:p>1591202434,52583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449]-[.A448]" office:value-type="float" office:value="0.09997892379760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62619" calcext:value-type="float">
            <text:p>1591202434,62619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6.25" calcext:value-type="float">
            <text:p>6,25</text:p>
          </table:table-cell>
          <table:table-cell office:value-type="float" office:value="3.12" calcext:value-type="float">
            <text:p>3,12</text:p>
          </table:table-cell>
          <table:table-cell table:formula="of:=[.A450]-[.A449]" office:value-type="float" office:value="0.1003620624542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72619" calcext:value-type="float">
            <text:p>1591202434,72619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51]-[.A450]" office:value-type="float" office:value="0.099994897842407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82585" calcext:value-type="float">
            <text:p>1591202434,82585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3.15" calcext:value-type="float">
            <text:p>3,15</text:p>
          </table:table-cell>
          <table:table-cell office:value-type="float" office:value="6.3" calcext:value-type="float">
            <text:p>6,3</text:p>
          </table:table-cell>
          <table:table-cell table:formula="of:=[.A452]-[.A451]" office:value-type="float" office:value="0.099664211273193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4.92582" calcext:value-type="float">
            <text:p>1591202434,9258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,26</text:p>
          </table:table-cell>
          <table:table-cell office:value-type="float" office:value="3.13" calcext:value-type="float">
            <text:p>3,13</text:p>
          </table:table-cell>
          <table:table-cell table:formula="of:=[.A453]-[.A452]" office:value-type="float" office:value="0.09996700286865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02585" calcext:value-type="float">
            <text:p>1591202435,02585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26" calcext:value-type="float">
            <text:p>6,26</text:p>
          </table:table-cell>
          <table:table-cell office:value-type="float" office:value="3.13" calcext:value-type="float">
            <text:p>3,13</text:p>
          </table:table-cell>
          <table:table-cell table:formula="of:=[.A454]-[.A453]" office:value-type="float" office:value="0.1000308990478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12581" calcext:value-type="float">
            <text:p>1591202435,1258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19" calcext:value-type="float">
            <text:p>6,19</text:p>
          </table:table-cell>
          <table:table-cell office:value-type="float" office:value="3.1" calcext:value-type="float">
            <text:p>3,1</text:p>
          </table:table-cell>
          <table:table-cell table:formula="of:=[.A455]-[.A454]" office:value-type="float" office:value="0.09995508193969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22586" calcext:value-type="float">
            <text:p>1591202435,2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6.39" calcext:value-type="float">
            <text:p>6,39</text:p>
          </table:table-cell>
          <table:table-cell table:formula="of:=[.A456]-[.A455]" office:value-type="float" office:value="0.100049972534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32591" calcext:value-type="float">
            <text:p>1591202435,3259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3.2" calcext:value-type="float">
            <text:p>3,2</text:p>
          </table:table-cell>
          <table:table-cell office:value-type="float" office:value="6.39" calcext:value-type="float">
            <text:p>6,39</text:p>
          </table:table-cell>
          <table:table-cell table:formula="of:=[.A457]-[.A456]" office:value-type="float" office:value="0.1000540256500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42622" calcext:value-type="float">
            <text:p>1591202435,426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3.2" calcext:value-type="float">
            <text:p>3,2</text:p>
          </table:table-cell>
          <table:table-cell office:value-type="float" office:value="6.39" calcext:value-type="float">
            <text:p>6,39</text:p>
          </table:table-cell>
          <table:table-cell table:formula="of:=[.A458]-[.A457]" office:value-type="float" office:value="0.1003088951110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52604" calcext:value-type="float">
            <text:p>1591202435,526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59]-[.A458]" office:value-type="float" office:value="0.0998229980468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62587" calcext:value-type="float">
            <text:p>1591202435,6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60]-[.A459]" office:value-type="float" office:value="0.09982895851135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7258" calcext:value-type="float">
            <text:p>1591202435,72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461]-[.A460]" office:value-type="float" office:value="0.099928140640258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82584" calcext:value-type="float">
            <text:p>1591202435,8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62]-[.A461]" office:value-type="float" office:value="0.1000399589538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5.92584" calcext:value-type="float">
            <text:p>1591202435,9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63]-[.A462]" office:value-type="float" office:value="0.09999990463256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02581" calcext:value-type="float">
            <text:p>1591202436,0258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64]-[.A463]" office:value-type="float" office:value="0.09997510910034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12588" calcext:value-type="float">
            <text:p>1591202436,125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65]-[.A464]" office:value-type="float" office:value="0.1000609397888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22597" calcext:value-type="float">
            <text:p>1591202436,2259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66]-[.A465]" office:value-type="float" office:value="0.1000990867614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32587" calcext:value-type="float">
            <text:p>1591202436,325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3.12" calcext:value-type="float">
            <text:p>3,12</text:p>
          </table:table-cell>
          <table:table-cell office:value-type="float" office:value="-0" calcext:value-type="float">
            <text:p>0</text:p>
          </table:table-cell>
          <table:table-cell table:formula="of:=[.A467]-[.A466]" office:value-type="float" office:value="0.099895000457763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42584" calcext:value-type="float">
            <text:p>1591202436,4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468]-[.A467]" office:value-type="float" office:value="0.099967956542968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52581" calcext:value-type="float">
            <text:p>1591202436,5258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3.15" calcext:value-type="float">
            <text:p>3,15</text:p>
          </table:table-cell>
          <table:table-cell office:value-type="float" office:value="-0" calcext:value-type="float">
            <text:p>0</text:p>
          </table:table-cell>
          <table:table-cell table:formula="of:=[.A469]-[.A468]" office:value-type="float" office:value="0.099971055984497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62596" calcext:value-type="float">
            <text:p>1591202436,6259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70]-[.A469]" office:value-type="float" office:value="0.1001539230346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72584" calcext:value-type="float">
            <text:p>1591202436,7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3.16" calcext:value-type="float">
            <text:p>3,16</text:p>
          </table:table-cell>
          <table:table-cell office:value-type="float" office:value="-3.16" calcext:value-type="float">
            <text:p>-3,16</text:p>
          </table:table-cell>
          <table:table-cell table:formula="of:=[.A471]-[.A470]" office:value-type="float" office:value="0.09988093376159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82584" calcext:value-type="float">
            <text:p>1591202436,8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3.12" calcext:value-type="float">
            <text:p>3,12</text:p>
          </table:table-cell>
          <table:table-cell office:value-type="float" office:value="-0" calcext:value-type="float">
            <text:p>0</text:p>
          </table:table-cell>
          <table:table-cell table:formula="of:=[.A472]-[.A471]" office:value-type="float" office:value="0.09999394416809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6.92585" calcext:value-type="float">
            <text:p>1591202436,9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-3.16" calcext:value-type="float">
            <text:p>-3,16</text:p>
          </table:table-cell>
          <table:table-cell table:formula="of:=[.A473]-[.A472]" office:value-type="float" office:value="0.10001301765441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0265" calcext:value-type="float">
            <text:p>1591202437,02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74]-[.A473]" office:value-type="float" office:value="0.10065197944641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12585" calcext:value-type="float">
            <text:p>1591202437,125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3" calcext:value-type="float">
            <text:p>0,3</text:p>
          </table:table-cell>
          <table:table-cell office:value-type="float" office:value="3.08" calcext:value-type="float">
            <text:p>3,08</text:p>
          </table:table-cell>
          <table:table-cell office:value-type="float" office:value="-0" calcext:value-type="float">
            <text:p>0</text:p>
          </table:table-cell>
          <table:table-cell table:formula="of:=[.A475]-[.A474]" office:value-type="float" office:value="0.09934806823730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22585" calcext:value-type="float">
            <text:p>1591202437,22585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-3.21" calcext:value-type="float">
            <text:p>-3,21</text:p>
          </table:table-cell>
          <table:table-cell table:formula="of:=[.A476]-[.A475]" office:value-type="float" office:value="0.1000001430511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32591" calcext:value-type="float">
            <text:p>1591202437,32591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77]-[.A476]" office:value-type="float" office:value="0.1000559329986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42589" calcext:value-type="float">
            <text:p>1591202437,42589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78]-[.A477]" office:value-type="float" office:value="0.09998703002929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52586" calcext:value-type="float">
            <text:p>1591202437,52586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9.42" calcext:value-type="float">
            <text:p>9,42</text:p>
          </table:table-cell>
          <table:table-cell office:value-type="float" office:value="3.14" calcext:value-type="float">
            <text:p>3,14</text:p>
          </table:table-cell>
          <table:table-cell table:formula="of:=[.A479]-[.A478]" office:value-type="float" office:value="0.099962949752807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62588" calcext:value-type="float">
            <text:p>1591202437,62588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table:formula="of:=[.A480]-[.A479]" office:value-type="float" office:value="0.1000249385833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72583" calcext:value-type="float">
            <text:p>1591202437,7258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481]-[.A480]" office:value-type="float" office:value="0.099946975708007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82596" calcext:value-type="float">
            <text:p>1591202437,82596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26" calcext:value-type="float">
            <text:p>0,2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82]-[.A481]" office:value-type="float" office:value="0.1001281738281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7.92609" calcext:value-type="float">
            <text:p>1591202437,92609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483]-[.A482]" office:value-type="float" office:value="0.10012888908386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02587" calcext:value-type="float">
            <text:p>1591202438,02587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3.14" calcext:value-type="float">
            <text:p>3,14</text:p>
          </table:table-cell>
          <table:table-cell office:value-type="float" office:value="6.29" calcext:value-type="float">
            <text:p>6,29</text:p>
          </table:table-cell>
          <table:table-cell table:formula="of:=[.A484]-[.A483]" office:value-type="float" office:value="0.099786043167114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12581" calcext:value-type="float">
            <text:p>1591202438,1258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6.25" calcext:value-type="float">
            <text:p>6,25</text:p>
          </table:table-cell>
          <table:table-cell office:value-type="float" office:value="3.13" calcext:value-type="float">
            <text:p>3,13</text:p>
          </table:table-cell>
          <table:table-cell table:formula="of:=[.A485]-[.A484]" office:value-type="float" office:value="0.09994101524353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22601" calcext:value-type="float">
            <text:p>1591202438,2260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6.3" calcext:value-type="float">
            <text:p>6,3</text:p>
          </table:table-cell>
          <table:table-cell table:formula="of:=[.A486]-[.A485]" office:value-type="float" office:value="0.1001958847045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32586" calcext:value-type="float">
            <text:p>1591202438,325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87]-[.A486]" office:value-type="float" office:value="0.0998511314392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42584" calcext:value-type="float">
            <text:p>1591202438,42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3.14" calcext:value-type="float">
            <text:p>3,14</text:p>
          </table:table-cell>
          <table:table-cell office:value-type="float" office:value="-3.14" calcext:value-type="float">
            <text:p>-3,14</text:p>
          </table:table-cell>
          <table:table-cell table:formula="of:=[.A488]-[.A487]" office:value-type="float" office:value="0.09997582435607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52589" calcext:value-type="float">
            <text:p>1591202438,5258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489]-[.A488]" office:value-type="float" office:value="0.10005021095275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62605" calcext:value-type="float">
            <text:p>1591202438,62605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-0" calcext:value-type="float">
            <text:p>0</text:p>
          </table:table-cell>
          <table:table-cell table:formula="of:=[.A490]-[.A489]" office:value-type="float" office:value="0.1001639366149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72594" calcext:value-type="float">
            <text:p>1591202438,72594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91]-[.A490]" office:value-type="float" office:value="0.09989285469055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82589" calcext:value-type="float">
            <text:p>1591202438,8258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92]-[.A491]" office:value-type="float" office:value="0.09995007514953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8.92586" calcext:value-type="float">
            <text:p>1591202438,9258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93]-[.A492]" office:value-type="float" office:value="0.099971055984497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02586" calcext:value-type="float">
            <text:p>1591202439,0258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494]-[.A493]" office:value-type="float" office:value="0.09999608993530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12585" calcext:value-type="float">
            <text:p>1591202439,1258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table:formula="of:=[.A495]-[.A494]" office:value-type="float" office:value="0.099986791610717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22607" calcext:value-type="float">
            <text:p>1591202439,22607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496]-[.A495]" office:value-type="float" office:value="0.1002290248870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32589" calcext:value-type="float">
            <text:p>1591202439,32589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3.14" calcext:value-type="float">
            <text:p>3,14</text:p>
          </table:table-cell>
          <table:table-cell office:value-type="float" office:value="6.29" calcext:value-type="float">
            <text:p>6,29</text:p>
          </table:table-cell>
          <table:table-cell table:formula="of:=[.A497]-[.A496]" office:value-type="float" office:value="0.099817991256713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42617" calcext:value-type="float">
            <text:p>1591202439,42617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498]-[.A497]" office:value-type="float" office:value="0.1002810001373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52598" calcext:value-type="float">
            <text:p>1591202439,52598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499]-[.A498]" office:value-type="float" office:value="0.09980702400207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62584" calcext:value-type="float">
            <text:p>1591202439,62584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500]-[.A499]" office:value-type="float" office:value="0.099857091903686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72585" calcext:value-type="float">
            <text:p>1591202439,72585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6.27" calcext:value-type="float">
            <text:p>6,27</text:p>
          </table:table-cell>
          <table:table-cell table:formula="of:=[.A501]-[.A500]" office:value-type="float" office:value="0.1000099182128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82578" calcext:value-type="float">
            <text:p>1591202439,8257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502]-[.A501]" office:value-type="float" office:value="0.0999310016632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39.92585" calcext:value-type="float">
            <text:p>1591202439,92585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503]-[.A502]" office:value-type="float" office:value="0.1000709533691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02586" calcext:value-type="float">
            <text:p>1591202440,0258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504]-[.A503]" office:value-type="float" office:value="0.100010156631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12596" calcext:value-type="float">
            <text:p>1591202440,1259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505]-[.A504]" office:value-type="float" office:value="0.1001009941101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22606" calcext:value-type="float">
            <text:p>1591202440,2260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6.3" calcext:value-type="float">
            <text:p>6,3</text:p>
          </table:table-cell>
          <table:table-cell office:value-type="float" office:value="3.15" calcext:value-type="float">
            <text:p>3,15</text:p>
          </table:table-cell>
          <table:table-cell table:formula="of:=[.A506]-[.A505]" office:value-type="float" office:value="0.1001009941101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32587" calcext:value-type="float">
            <text:p>1591202440,32587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.1" calcext:value-type="float">
            <text:p>3,1</text:p>
          </table:table-cell>
          <table:table-cell table:formula="of:=[.A507]-[.A506]" office:value-type="float" office:value="0.09981203079223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42585" calcext:value-type="float">
            <text:p>1591202440,42585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3.19" calcext:value-type="float">
            <text:p>3,19</text:p>
          </table:table-cell>
          <table:table-cell office:value-type="float" office:value="6.38" calcext:value-type="float">
            <text:p>6,38</text:p>
          </table:table-cell>
          <table:table-cell table:formula="of:=[.A508]-[.A507]" office:value-type="float" office:value="0.0999779701232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52588" calcext:value-type="float">
            <text:p>1591202440,52588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.12" calcext:value-type="float">
            <text:p>3,12</text:p>
          </table:table-cell>
          <table:table-cell table:formula="of:=[.A509]-[.A508]" office:value-type="float" office:value="0.1000249385833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62582" calcext:value-type="float">
            <text:p>1591202440,62582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6.31" calcext:value-type="float">
            <text:p>6,31</text:p>
          </table:table-cell>
          <table:table-cell office:value-type="float" office:value="3.16" calcext:value-type="float">
            <text:p>3,16</text:p>
          </table:table-cell>
          <table:table-cell table:formula="of:=[.A510]-[.A509]" office:value-type="float" office:value="0.09994602203369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72585" calcext:value-type="float">
            <text:p>1591202440,72585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511]-[.A510]" office:value-type="float" office:value="0.1000308990478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82586" calcext:value-type="float">
            <text:p>1591202440,8258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512]-[.A511]" office:value-type="float" office:value="0.1000070571899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0.92586" calcext:value-type="float">
            <text:p>1591202440,9258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513]-[.A512]" office:value-type="float" office:value="0.09999895095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02589" calcext:value-type="float">
            <text:p>1591202441,0258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6.26" calcext:value-type="float">
            <text:p>6,26</text:p>
          </table:table-cell>
          <table:table-cell office:value-type="float" office:value="3.26" calcext:value-type="float">
            <text:p>3,26</text:p>
          </table:table-cell>
          <table:table-cell table:formula="of:=[.A514]-[.A513]" office:value-type="float" office:value="0.10002899169921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12613" calcext:value-type="float">
            <text:p>1591202441,12613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9" calcext:value-type="float">
            <text:p>6,29</text:p>
          </table:table-cell>
          <table:table-cell table:formula="of:=[.A515]-[.A514]" office:value-type="float" office:value="0.1002440452575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22598" calcext:value-type="float">
            <text:p>1591202441,22598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3.14" calcext:value-type="float">
            <text:p>3,14</text:p>
          </table:table-cell>
          <table:table-cell office:value-type="float" office:value="6.29" calcext:value-type="float">
            <text:p>6,29</text:p>
          </table:table-cell>
          <table:table-cell table:formula="of:=[.A516]-[.A515]" office:value-type="float" office:value="0.09984993934631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32588" calcext:value-type="float">
            <text:p>1591202441,32588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517]-[.A516]" office:value-type="float" office:value="0.09989809989929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42585" calcext:value-type="float">
            <text:p>1591202441,42585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3.23" calcext:value-type="float">
            <text:p>3,23</text:p>
          </table:table-cell>
          <table:table-cell office:value-type="float" office:value="6.46" calcext:value-type="float">
            <text:p>6,46</text:p>
          </table:table-cell>
          <table:table-cell table:formula="of:=[.A518]-[.A517]" office:value-type="float" office:value="0.09996509552001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52582" calcext:value-type="float">
            <text:p>1591202441,52582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27" calcext:value-type="float">
            <text:p>6,27</text:p>
          </table:table-cell>
          <table:table-cell office:value-type="float" office:value="3.14" calcext:value-type="float">
            <text:p>3,14</text:p>
          </table:table-cell>
          <table:table-cell table:formula="of:=[.A519]-[.A518]" office:value-type="float" office:value="0.099972963333129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62586" calcext:value-type="float">
            <text:p>1591202441,6258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table:formula="of:=[.A520]-[.A519]" office:value-type="float" office:value="0.1000428199768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72629" calcext:value-type="float">
            <text:p>1591202441,7262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521]-[.A520]" office:value-type="float" office:value="0.1004271507263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82619" calcext:value-type="float">
            <text:p>1591202441,8261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522]-[.A521]" office:value-type="float" office:value="0.099900007247924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1.92612" calcext:value-type="float">
            <text:p>1591202441,92612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24" calcext:value-type="float">
            <text:p>6,24</text:p>
          </table:table-cell>
          <table:table-cell office:value-type="float" office:value="3.15" calcext:value-type="float">
            <text:p>3,15</text:p>
          </table:table-cell>
          <table:table-cell table:formula="of:=[.A523]-[.A522]" office:value-type="float" office:value="0.0999310016632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02602" calcext:value-type="float">
            <text:p>1591202442,02602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524]-[.A523]" office:value-type="float" office:value="0.09990096092224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12593" calcext:value-type="float">
            <text:p>1591202442,12593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6.33" calcext:value-type="float">
            <text:p>6,33</text:p>
          </table:table-cell>
          <table:table-cell table:formula="of:=[.A525]-[.A524]" office:value-type="float" office:value="0.09990906715393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22587" calcext:value-type="float">
            <text:p>1591202442,22587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526]-[.A525]" office:value-type="float" office:value="0.09993886947631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32585" calcext:value-type="float">
            <text:p>1591202442,32585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527]-[.A526]" office:value-type="float" office:value="0.09998011589050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42584" calcext:value-type="float">
            <text:p>1591202442,42584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.3" calcext:value-type="float">
            <text:p>3,3</text:p>
          </table:table-cell>
          <table:table-cell office:value-type="float" office:value="6.6" calcext:value-type="float">
            <text:p>6,6</text:p>
          </table:table-cell>
          <table:table-cell table:formula="of:=[.A528]-[.A527]" office:value-type="float" office:value="0.09998989105224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52594" calcext:value-type="float">
            <text:p>1591202442,5259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6.25" calcext:value-type="float">
            <text:p>6,25</text:p>
          </table:table-cell>
          <table:table-cell office:value-type="float" office:value="3.12" calcext:value-type="float">
            <text:p>3,12</text:p>
          </table:table-cell>
          <table:table-cell table:formula="of:=[.A529]-[.A528]" office:value-type="float" office:value="0.1001040935516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62623" calcext:value-type="float">
            <text:p>1591202442,6262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530]-[.A529]" office:value-type="float" office:value="0.1002819538116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72621" calcext:value-type="float">
            <text:p>1591202442,7262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6.27" calcext:value-type="float">
            <text:p>-6,27</text:p>
          </table:table-cell>
          <table:table-cell table:formula="of:=[.A531]-[.A530]" office:value-type="float" office:value="0.09998703002929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82587" calcext:value-type="float">
            <text:p>1591202442,8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32]-[.A531]" office:value-type="float" office:value="0.09965705871582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2.92589" calcext:value-type="float">
            <text:p>1591202442,9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533]-[.A532]" office:value-type="float" office:value="0.1000189781188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02583" calcext:value-type="float">
            <text:p>1591202443,0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4" calcext:value-type="float">
            <text:p>-0,14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534]-[.A533]" office:value-type="float" office:value="0.09994602203369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12586" calcext:value-type="float">
            <text:p>1591202443,1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4" calcext:value-type="float">
            <text:p>-0,1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35]-[.A534]" office:value-type="float" office:value="0.10002899169921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22585" calcext:value-type="float">
            <text:p>1591202443,2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36]-[.A535]" office:value-type="float" office:value="0.09998798370361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32585" calcext:value-type="float">
            <text:p>1591202443,3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537]-[.A536]" office:value-type="float" office:value="0.09999990463256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42599" calcext:value-type="float">
            <text:p>1591202443,4259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538]-[.A537]" office:value-type="float" office:value="0.100140094757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52608" calcext:value-type="float">
            <text:p>1591202443,5260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39]-[.A538]" office:value-type="float" office:value="0.1000909805297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62613" calcext:value-type="float">
            <text:p>1591202443,626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16" calcext:value-type="float">
            <text:p>-3,16</text:p>
          </table:table-cell>
          <table:table-cell office:value-type="float" office:value="-0" calcext:value-type="float">
            <text:p>0</text:p>
          </table:table-cell>
          <table:table-cell table:formula="of:=[.A540]-[.A539]" office:value-type="float" office:value="0.100049972534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72617" calcext:value-type="float">
            <text:p>1591202443,726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541]-[.A540]" office:value-type="float" office:value="0.1000349521636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82589" calcext:value-type="float">
            <text:p>1591202443,8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542]-[.A541]" office:value-type="float" office:value="0.099724054336547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3.92585" calcext:value-type="float">
            <text:p>1591202443,9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543]-[.A542]" office:value-type="float" office:value="0.09995889663696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02633" calcext:value-type="float">
            <text:p>1591202444,0263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44]-[.A543]" office:value-type="float" office:value="0.1004750728607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12611" calcext:value-type="float">
            <text:p>1591202444,1261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545]-[.A544]" office:value-type="float" office:value="0.09978389739990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22603" calcext:value-type="float">
            <text:p>1591202444,2260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-2.95" calcext:value-type="float">
            <text:p>-2,95</text:p>
          </table:table-cell>
          <table:table-cell table:formula="of:=[.A546]-[.A545]" office:value-type="float" office:value="0.09992218017578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32596" calcext:value-type="float">
            <text:p>1591202444,3259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3.35" calcext:value-type="float">
            <text:p>-3,35</text:p>
          </table:table-cell>
          <table:table-cell office:value-type="float" office:value="-0" calcext:value-type="float">
            <text:p>0</text:p>
          </table:table-cell>
          <table:table-cell table:formula="of:=[.A547]-[.A546]" office:value-type="float" office:value="0.09992694854736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42605" calcext:value-type="float">
            <text:p>1591202444,4260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48]-[.A547]" office:value-type="float" office:value="0.1000890731811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52608" calcext:value-type="float">
            <text:p>1591202444,5260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49]-[.A548]" office:value-type="float" office:value="0.1000349521636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62612" calcext:value-type="float">
            <text:p>1591202444,6261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3.17" calcext:value-type="float">
            <text:p>-3,17</text:p>
          </table:table-cell>
          <table:table-cell table:formula="of:=[.A550]-[.A549]" office:value-type="float" office:value="0.1000380516052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72591" calcext:value-type="float">
            <text:p>1591202444,7259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51]-[.A550]" office:value-type="float" office:value="0.099792957305908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82612" calcext:value-type="float">
            <text:p>1591202444,8261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52]-[.A551]" office:value-type="float" office:value="0.1002030372619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4.92595" calcext:value-type="float">
            <text:p>1591202444,9259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53]-[.A552]" office:value-type="float" office:value="0.099833965301513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02609" calcext:value-type="float">
            <text:p>1591202445,0260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554]-[.A553]" office:value-type="float" office:value="0.1001439094543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12613" calcext:value-type="float">
            <text:p>1591202445,126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555]-[.A554]" office:value-type="float" office:value="0.1000370979309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22607" calcext:value-type="float">
            <text:p>1591202445,2260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556]-[.A555]" office:value-type="float" office:value="0.09994196891784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32609" calcext:value-type="float">
            <text:p>1591202445,3260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57]-[.A556]" office:value-type="float" office:value="0.1000208854675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42602" calcext:value-type="float">
            <text:p>1591202445,4260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3.13" calcext:value-type="float">
            <text:p>-3,13</text:p>
          </table:table-cell>
          <table:table-cell office:value-type="float" office:value="-0" calcext:value-type="float">
            <text:p>0</text:p>
          </table:table-cell>
          <table:table-cell table:formula="of:=[.A558]-[.A557]" office:value-type="float" office:value="0.09992909431457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5259" calcext:value-type="float">
            <text:p>1591202445,525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 table:formula="of:=[.A559]-[.A558]" office:value-type="float" office:value="0.09987998008728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62587" calcext:value-type="float">
            <text:p>1591202445,6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3.17" calcext:value-type="float">
            <text:p>-3,17</text:p>
          </table:table-cell>
          <table:table-cell office:value-type="float" office:value="-0" calcext:value-type="float">
            <text:p>0</text:p>
          </table:table-cell>
          <table:table-cell table:formula="of:=[.A560]-[.A559]" office:value-type="float" office:value="0.09996509552001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72589" calcext:value-type="float">
            <text:p>1591202445,7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61]-[.A560]" office:value-type="float" office:value="0.1000199317932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82602" calcext:value-type="float">
            <text:p>1591202445,8260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-3.15" calcext:value-type="float">
            <text:p>-3,15</text:p>
          </table:table-cell>
          <table:table-cell table:formula="of:=[.A562]-[.A561]" office:value-type="float" office:value="0.100126981735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5.92621" calcext:value-type="float">
            <text:p>1591202445,9262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563]-[.A562]" office:value-type="float" office:value="0.1001980304718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02592" calcext:value-type="float">
            <text:p>1591202446,0259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3.09" calcext:value-type="float">
            <text:p>-3,09</text:p>
          </table:table-cell>
          <table:table-cell office:value-type="float" office:value="-0" calcext:value-type="float">
            <text:p>0</text:p>
          </table:table-cell>
          <table:table-cell table:formula="of:=[.A564]-[.A563]" office:value-type="float" office:value="0.09971094131469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1261" calcext:value-type="float">
            <text:p>1591202446,126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65]-[.A564]" office:value-type="float" office:value="0.1001739501953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22611" calcext:value-type="float">
            <text:p>1591202446,2261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566]-[.A565]" office:value-type="float" office:value="0.1000070571899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32631" calcext:value-type="float">
            <text:p>1591202446,3263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567]-[.A566]" office:value-type="float" office:value="0.1002070903778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42619" calcext:value-type="float">
            <text:p>1591202446,4261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568]-[.A567]" office:value-type="float" office:value="0.0998749732971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52594" calcext:value-type="float">
            <text:p>1591202446,5259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569]-[.A568]" office:value-type="float" office:value="0.099756956100463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62635" calcext:value-type="float">
            <text:p>1591202446,6263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570]-[.A569]" office:value-type="float" office:value="0.1004040241241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72607" calcext:value-type="float">
            <text:p>1591202446,7260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71]-[.A570]" office:value-type="float" office:value="0.09972000122070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82595" calcext:value-type="float">
            <text:p>1591202446,8259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3.16" calcext:value-type="float">
            <text:p>-3,16</text:p>
          </table:table-cell>
          <table:table-cell office:value-type="float" office:value="-0" calcext:value-type="float">
            <text:p>0</text:p>
          </table:table-cell>
          <table:table-cell table:formula="of:=[.A572]-[.A571]" office:value-type="float" office:value="0.0998840332031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6.92587" calcext:value-type="float">
            <text:p>1591202446,9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73]-[.A572]" office:value-type="float" office:value="0.09991598129272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02607" calcext:value-type="float">
            <text:p>1591202447,0260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74]-[.A573]" office:value-type="float" office:value="0.10020399093627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12592" calcext:value-type="float">
            <text:p>1591202447,1259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575]-[.A574]" office:value-type="float" office:value="0.099843978881835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22586" calcext:value-type="float">
            <text:p>1591202447,2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3.17" calcext:value-type="float">
            <text:p>-3,17</text:p>
          </table:table-cell>
          <table:table-cell office:value-type="float" office:value="-0" calcext:value-type="float">
            <text:p>0</text:p>
          </table:table-cell>
          <table:table-cell table:formula="of:=[.A576]-[.A575]" office:value-type="float" office:value="0.099947929382324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32648" calcext:value-type="float">
            <text:p>1591202447,3264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 table:formula="of:=[.A577]-[.A576]" office:value-type="float" office:value="0.1006131172180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42617" calcext:value-type="float">
            <text:p>1591202447,426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578]-[.A577]" office:value-type="float" office:value="0.09969687461853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5262" calcext:value-type="float">
            <text:p>1591202447,526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579]-[.A578]" office:value-type="float" office:value="0.1000220775604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6261" calcext:value-type="float">
            <text:p>1591202447,626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3.13" calcext:value-type="float">
            <text:p>-3,13</text:p>
          </table:table-cell>
          <table:table-cell office:value-type="float" office:value="-0" calcext:value-type="float">
            <text:p>0</text:p>
          </table:table-cell>
          <table:table-cell table:formula="of:=[.A580]-[.A579]" office:value-type="float" office:value="0.099901914596557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72603" calcext:value-type="float">
            <text:p>1591202447,7260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81]-[.A580]" office:value-type="float" office:value="0.09993410110473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82611" calcext:value-type="float">
            <text:p>1591202447,8261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582]-[.A581]" office:value-type="float" office:value="0.1000778675079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7.92619" calcext:value-type="float">
            <text:p>1591202447,9261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83]-[.A582]" office:value-type="float" office:value="0.10008120536804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02607" calcext:value-type="float">
            <text:p>1591202448,02607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84]-[.A583]" office:value-type="float" office:value="0.0998768806457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12587" calcext:value-type="float">
            <text:p>1591202448,1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85]-[.A584]" office:value-type="float" office:value="0.09980010986328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22603" calcext:value-type="float">
            <text:p>1591202448,2260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86]-[.A585]" office:value-type="float" office:value="0.1001629829406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32608" calcext:value-type="float">
            <text:p>1591202448,3260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587]-[.A586]" office:value-type="float" office:value="0.100049972534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42613" calcext:value-type="float">
            <text:p>1591202448,426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588]-[.A587]" office:value-type="float" office:value="0.1000530719757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52614" calcext:value-type="float">
            <text:p>1591202448,5261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589]-[.A588]" office:value-type="float" office:value="0.1000058650970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62596" calcext:value-type="float">
            <text:p>1591202448,6259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-0" calcext:value-type="float">
            <text:p>0</text:p>
          </table:table-cell>
          <table:table-cell table:formula="of:=[.A590]-[.A589]" office:value-type="float" office:value="0.099817991256713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72598" calcext:value-type="float">
            <text:p>1591202448,7259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-0" calcext:value-type="float">
            <text:p>0</text:p>
          </table:table-cell>
          <table:table-cell table:formula="of:=[.A591]-[.A590]" office:value-type="float" office:value="0.1000230312347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82617" calcext:value-type="float">
            <text:p>1591202448,826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592]-[.A591]" office:value-type="float" office:value="0.1001930236816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8.92623" calcext:value-type="float">
            <text:p>1591202448,92623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593]-[.A592]" office:value-type="float" office:value="0.1000549793243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02607" calcext:value-type="float">
            <text:p>1591202449,0260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594]-[.A593]" office:value-type="float" office:value="0.09983706474304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12613" calcext:value-type="float">
            <text:p>1591202449,12613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595]-[.A594]" office:value-type="float" office:value="0.1000599861145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22616" calcext:value-type="float">
            <text:p>1591202449,2261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596]-[.A595]" office:value-type="float" office:value="0.1000299453735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32627" calcext:value-type="float">
            <text:p>1591202449,3262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597]-[.A596]" office:value-type="float" office:value="0.1001119613647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42594" calcext:value-type="float">
            <text:p>1591202449,42594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6.27" calcext:value-type="float">
            <text:p>6,27</text:p>
          </table:table-cell>
          <table:table-cell office:value-type="float" office:value="3.14" calcext:value-type="float">
            <text:p>3,14</text:p>
          </table:table-cell>
          <table:table-cell table:formula="of:=[.A598]-[.A597]" office:value-type="float" office:value="0.09966897964477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52623" calcext:value-type="float">
            <text:p>1591202449,52623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3.04" calcext:value-type="float">
            <text:p>3,04</text:p>
          </table:table-cell>
          <table:table-cell office:value-type="float" office:value="6.07" calcext:value-type="float">
            <text:p>6,07</text:p>
          </table:table-cell>
          <table:table-cell table:formula="of:=[.A599]-[.A598]" office:value-type="float" office:value="0.100294113159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62638" calcext:value-type="float">
            <text:p>1591202449,62638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6.53" calcext:value-type="float">
            <text:p>6,53</text:p>
          </table:table-cell>
          <table:table-cell office:value-type="float" office:value="3.27" calcext:value-type="float">
            <text:p>3,27</text:p>
          </table:table-cell>
          <table:table-cell table:formula="of:=[.A600]-[.A599]" office:value-type="float" office:value="0.1001460552215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72614" calcext:value-type="float">
            <text:p>1591202449,72614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3.13" calcext:value-type="float">
            <text:p>3,13</text:p>
          </table:table-cell>
          <table:table-cell office:value-type="float" office:value="6.27" calcext:value-type="float">
            <text:p>6,27</text:p>
          </table:table-cell>
          <table:table-cell table:formula="of:=[.A601]-[.A600]" office:value-type="float" office:value="0.09975790977478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8261" calcext:value-type="float">
            <text:p>1591202449,8261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602]-[.A601]" office:value-type="float" office:value="0.09996008872985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49.92609" calcext:value-type="float">
            <text:p>1591202449,92609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6.27" calcext:value-type="float">
            <text:p>6,27</text:p>
          </table:table-cell>
          <table:table-cell office:value-type="float" office:value="3.13" calcext:value-type="float">
            <text:p>3,13</text:p>
          </table:table-cell>
          <table:table-cell table:formula="of:=[.A603]-[.A602]" office:value-type="float" office:value="0.09999895095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0259" calcext:value-type="float">
            <text:p>1591202450,0259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3.16" calcext:value-type="float">
            <text:p>3,16</text:p>
          </table:table-cell>
          <table:table-cell office:value-type="float" office:value="6.32" calcext:value-type="float">
            <text:p>6,32</text:p>
          </table:table-cell>
          <table:table-cell table:formula="of:=[.A604]-[.A603]" office:value-type="float" office:value="0.09980583190917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12609" calcext:value-type="float">
            <text:p>1591202450,12609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605]-[.A604]" office:value-type="float" office:value="0.1001851558685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22589" calcext:value-type="float">
            <text:p>1591202450,22589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6.27" calcext:value-type="float">
            <text:p>6,27</text:p>
          </table:table-cell>
          <table:table-cell office:value-type="float" office:value="3.14" calcext:value-type="float">
            <text:p>3,14</text:p>
          </table:table-cell>
          <table:table-cell table:formula="of:=[.A606]-[.A605]" office:value-type="float" office:value="0.09980201721191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32582" calcext:value-type="float">
            <text:p>1591202450,32582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table:formula="of:=[.A607]-[.A606]" office:value-type="float" office:value="0.09993505477905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42588" calcext:value-type="float">
            <text:p>1591202450,42588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608]-[.A607]" office:value-type="float" office:value="0.1000528335571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52586" calcext:value-type="float">
            <text:p>1591202450,52586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6.24" calcext:value-type="float">
            <text:p>6,24</text:p>
          </table:table-cell>
          <table:table-cell office:value-type="float" office:value="3.12" calcext:value-type="float">
            <text:p>3,12</text:p>
          </table:table-cell>
          <table:table-cell table:formula="of:=[.A609]-[.A608]" office:value-type="float" office:value="0.09998893737792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62587" calcext:value-type="float">
            <text:p>1591202450,6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3.15" calcext:value-type="float">
            <text:p>3,15</text:p>
          </table:table-cell>
          <table:table-cell office:value-type="float" office:value="6.3" calcext:value-type="float">
            <text:p>6,3</text:p>
          </table:table-cell>
          <table:table-cell table:formula="of:=[.A610]-[.A609]" office:value-type="float" office:value="0.100010156631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72613" calcext:value-type="float">
            <text:p>1591202450,726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611]-[.A610]" office:value-type="float" office:value="0.1002600193023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82601" calcext:value-type="float">
            <text:p>1591202450,8260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-6.29" calcext:value-type="float">
            <text:p>-6,29</text:p>
          </table:table-cell>
          <table:table-cell office:value-type="float" office:value="-0" calcext:value-type="float">
            <text:p>0</text:p>
          </table:table-cell>
          <table:table-cell table:formula="of:=[.A612]-[.A611]" office:value-type="float" office:value="0.0998768806457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0.92585" calcext:value-type="float">
            <text:p>1591202450,9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613]-[.A612]" office:value-type="float" office:value="0.09984302520751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02602" calcext:value-type="float">
            <text:p>1591202451,0260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614]-[.A613]" office:value-type="float" office:value="0.10016894340515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12629" calcext:value-type="float">
            <text:p>1591202451,1262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615]-[.A614]" office:value-type="float" office:value="0.1002631187438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22593" calcext:value-type="float">
            <text:p>1591202451,2259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616]-[.A615]" office:value-type="float" office:value="0.09964394569396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32584" calcext:value-type="float">
            <text:p>1591202451,3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617]-[.A616]" office:value-type="float" office:value="0.09991312026977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42603" calcext:value-type="float">
            <text:p>1591202451,4260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18]-[.A617]" office:value-type="float" office:value="0.1001868247985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52592" calcext:value-type="float">
            <text:p>1591202451,5259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619]-[.A618]" office:value-type="float" office:value="0.09988617897033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62586" calcext:value-type="float">
            <text:p>1591202451,6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20]-[.A619]" office:value-type="float" office:value="0.09994292259216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72584" calcext:value-type="float">
            <text:p>1591202451,7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3.18" calcext:value-type="float">
            <text:p>-3,18</text:p>
          </table:table-cell>
          <table:table-cell office:value-type="float" office:value="-0" calcext:value-type="float">
            <text:p>0</text:p>
          </table:table-cell>
          <table:table-cell table:formula="of:=[.A621]-[.A620]" office:value-type="float" office:value="0.099981069564819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82586" calcext:value-type="float">
            <text:p>1591202451,8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622]-[.A621]" office:value-type="float" office:value="0.1000218391418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1.92586" calcext:value-type="float">
            <text:p>1591202451,9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23]-[.A622]" office:value-type="float" office:value="0.09999513626098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02585" calcext:value-type="float">
            <text:p>1591202452,0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624]-[.A623]" office:value-type="float" office:value="0.09999394416809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12603" calcext:value-type="float">
            <text:p>1591202452,1260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25]-[.A624]" office:value-type="float" office:value="0.1001799106597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22631" calcext:value-type="float">
            <text:p>1591202452,2263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26]-[.A625]" office:value-type="float" office:value="0.1002831459045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32617" calcext:value-type="float">
            <text:p>1591202452,326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27]-[.A626]" office:value-type="float" office:value="0.09985804557800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42589" calcext:value-type="float">
            <text:p>1591202452,4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628]-[.A627]" office:value-type="float" office:value="0.09971785545349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52585" calcext:value-type="float">
            <text:p>1591202452,5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29]-[.A628]" office:value-type="float" office:value="0.09996199607849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62586" calcext:value-type="float">
            <text:p>1591202452,6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30]-[.A629]" office:value-type="float" office:value="0.1000080108642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72585" calcext:value-type="float">
            <text:p>1591202452,7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631]-[.A630]" office:value-type="float" office:value="0.099992036819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82585" calcext:value-type="float">
            <text:p>1591202452,8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632]-[.A631]" office:value-type="float" office:value="0.09999990463256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2.926" calcext:value-type="float">
            <text:p>1591202452,92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633]-[.A632]" office:value-type="float" office:value="0.1001451015472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02588" calcext:value-type="float">
            <text:p>1591202453,025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634]-[.A633]" office:value-type="float" office:value="0.09988093376159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12609" calcext:value-type="float">
            <text:p>1591202453,1260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635]-[.A634]" office:value-type="float" office:value="0.1002120971679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2259" calcext:value-type="float">
            <text:p>1591202453,225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636]-[.A635]" office:value-type="float" office:value="0.09980988502502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32585" calcext:value-type="float">
            <text:p>1591202453,3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37]-[.A636]" office:value-type="float" office:value="0.09995007514953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42586" calcext:value-type="float">
            <text:p>1591202453,4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38]-[.A637]" office:value-type="float" office:value="0.1000080108642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52586" calcext:value-type="float">
            <text:p>1591202453,5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39]-[.A638]" office:value-type="float" office:value="0.10000109672546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62586" calcext:value-type="float">
            <text:p>1591202453,6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.1" calcext:value-type="float">
            <text:p>-3,1</text:p>
          </table:table-cell>
          <table:table-cell table:formula="of:=[.A640]-[.A639]" office:value-type="float" office:value="0.09999990463256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72585" calcext:value-type="float">
            <text:p>1591202453,7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641]-[.A640]" office:value-type="float" office:value="0.0999929904937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82604" calcext:value-type="float">
            <text:p>1591202453,8260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42]-[.A641]" office:value-type="float" office:value="0.1001908779144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3.92609" calcext:value-type="float">
            <text:p>1591202453,9260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43]-[.A642]" office:value-type="float" office:value="0.1000490188598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02634" calcext:value-type="float">
            <text:p>1591202454,0263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44]-[.A643]" office:value-type="float" office:value="0.1002521514892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1259" calcext:value-type="float">
            <text:p>1591202454,125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45]-[.A644]" office:value-type="float" office:value="0.09955787658691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22585" calcext:value-type="float">
            <text:p>1591202454,2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646]-[.A645]" office:value-type="float" office:value="0.099951982498168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32604" calcext:value-type="float">
            <text:p>1591202454,3260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47]-[.A646]" office:value-type="float" office:value="0.1001889705657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42616" calcext:value-type="float">
            <text:p>1591202454,4261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3.2" calcext:value-type="float">
            <text:p>-3,2</text:p>
          </table:table-cell>
          <table:table-cell table:formula="of:=[.A648]-[.A647]" office:value-type="float" office:value="0.1001172065734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52588" calcext:value-type="float">
            <text:p>1591202454,525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-3.16" calcext:value-type="float">
            <text:p>-3,16</text:p>
          </table:table-cell>
          <table:table-cell table:formula="of:=[.A649]-[.A648]" office:value-type="float" office:value="0.09972000122070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626" calcext:value-type="float">
            <text:p>1591202454,62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650]-[.A649]" office:value-type="float" office:value="0.1001229286193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72606" calcext:value-type="float">
            <text:p>1591202454,7260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51]-[.A650]" office:value-type="float" office:value="0.1000609397888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82589" calcext:value-type="float">
            <text:p>1591202454,8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652]-[.A651]" office:value-type="float" office:value="0.09982800483703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4.92585" calcext:value-type="float">
            <text:p>1591202454,9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3.16" calcext:value-type="float">
            <text:p>-3,16</text:p>
          </table:table-cell>
          <table:table-cell office:value-type="float" office:value="-0" calcext:value-type="float">
            <text:p>0</text:p>
          </table:table-cell>
          <table:table-cell table:formula="of:=[.A653]-[.A652]" office:value-type="float" office:value="0.09995412826538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02585" calcext:value-type="float">
            <text:p>1591202455,0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54]-[.A653]" office:value-type="float" office:value="0.1000030040740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12585" calcext:value-type="float">
            <text:p>1591202455,1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55]-[.A654]" office:value-type="float" office:value="0.1000018119812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22585" calcext:value-type="float">
            <text:p>1591202455,2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656]-[.A655]" office:value-type="float" office:value="0.10000109672546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32583" calcext:value-type="float">
            <text:p>1591202455,3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57]-[.A656]" office:value-type="float" office:value="0.0999779701232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42599" calcext:value-type="float">
            <text:p>1591202455,4259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58]-[.A657]" office:value-type="float" office:value="0.1001601219177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52589" calcext:value-type="float">
            <text:p>1591202455,5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659]-[.A658]" office:value-type="float" office:value="0.099903821945190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62585" calcext:value-type="float">
            <text:p>1591202455,6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60]-[.A659]" office:value-type="float" office:value="0.09995913505554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72584" calcext:value-type="float">
            <text:p>1591202455,7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61]-[.A660]" office:value-type="float" office:value="0.09999084472656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82587" calcext:value-type="float">
            <text:p>1591202455,8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662]-[.A661]" office:value-type="float" office:value="0.1000211238861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5.92585" calcext:value-type="float">
            <text:p>1591202455,9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3.13" calcext:value-type="float">
            <text:p>-3,13</text:p>
          </table:table-cell>
          <table:table-cell office:value-type="float" office:value="-0" calcext:value-type="float">
            <text:p>0</text:p>
          </table:table-cell>
          <table:table-cell table:formula="of:=[.A663]-[.A662]" office:value-type="float" office:value="0.09998798370361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02609" calcext:value-type="float">
            <text:p>1591202456,0260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664]-[.A663]" office:value-type="float" office:value="0.1002330780029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12591" calcext:value-type="float">
            <text:p>1591202456,1259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665]-[.A664]" office:value-type="float" office:value="0.09981989860534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22613" calcext:value-type="float">
            <text:p>1591202456,226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666]-[.A665]" office:value-type="float" office:value="0.1002280712127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32608" calcext:value-type="float">
            <text:p>1591202456,3260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667]-[.A666]" office:value-type="float" office:value="0.09994387626647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42614" calcext:value-type="float">
            <text:p>1591202456,4261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3.15" calcext:value-type="float">
            <text:p>-3,15</text:p>
          </table:table-cell>
          <table:table-cell table:formula="of:=[.A668]-[.A667]" office:value-type="float" office:value="0.1000640392303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52593" calcext:value-type="float">
            <text:p>1591202456,5259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69]-[.A668]" office:value-type="float" office:value="0.099785089492797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62581" calcext:value-type="float">
            <text:p>1591202456,6258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70]-[.A669]" office:value-type="float" office:value="0.0998840332031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72587" calcext:value-type="float">
            <text:p>1591202456,7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671]-[.A670]" office:value-type="float" office:value="0.10006284713745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82585" calcext:value-type="float">
            <text:p>1591202456,8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72]-[.A671]" office:value-type="float" office:value="0.09997200965881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6.92585" calcext:value-type="float">
            <text:p>1591202456,9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.01" calcext:value-type="float">
            <text:p>-0,01</text:p>
          </table:table-cell>
          <table:table-cell office:value-type="float" office:value="0.1" calcext:value-type="float">
            <text:p>0,1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673]-[.A672]" office:value-type="float" office:value="0.1000070571899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02584" calcext:value-type="float">
            <text:p>1591202457,0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74]-[.A673]" office:value-type="float" office:value="0.09998798370361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12612" calcext:value-type="float">
            <text:p>1591202457,1261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75]-[.A674]" office:value-type="float" office:value="0.1002800464630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22616" calcext:value-type="float">
            <text:p>1591202457,2261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76]-[.A675]" office:value-type="float" office:value="0.1000339984893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32584" calcext:value-type="float">
            <text:p>1591202457,3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77]-[.A676]" office:value-type="float" office:value="0.09968495368957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42583" calcext:value-type="float">
            <text:p>1591202457,4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-3.15" calcext:value-type="float">
            <text:p>-3,15</text:p>
          </table:table-cell>
          <table:table-cell table:formula="of:=[.A678]-[.A677]" office:value-type="float" office:value="0.099992036819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52598" calcext:value-type="float">
            <text:p>1591202457,5259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3.15" calcext:value-type="float">
            <text:p>-3,15</text:p>
          </table:table-cell>
          <table:table-cell table:formula="of:=[.A679]-[.A678]" office:value-type="float" office:value="0.1001489162445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62584" calcext:value-type="float">
            <text:p>1591202457,6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3.12" calcext:value-type="float">
            <text:p>-3,12</text:p>
          </table:table-cell>
          <table:table-cell office:value-type="float" office:value="-0" calcext:value-type="float">
            <text:p>0</text:p>
          </table:table-cell>
          <table:table-cell table:formula="of:=[.A680]-[.A679]" office:value-type="float" office:value="0.09986114501953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72586" calcext:value-type="float">
            <text:p>1591202457,7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681]-[.A680]" office:value-type="float" office:value="0.1000158786773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8262" calcext:value-type="float">
            <text:p>1591202457,826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682]-[.A681]" office:value-type="float" office:value="0.10033893585205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7.92592" calcext:value-type="float">
            <text:p>1591202457,9259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683]-[.A682]" office:value-type="float" office:value="0.09971904754638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02584" calcext:value-type="float">
            <text:p>1591202458,0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17" calcext:value-type="float">
            <text:p>-3,17</text:p>
          </table:table-cell>
          <table:table-cell office:value-type="float" office:value="-0" calcext:value-type="float">
            <text:p>0</text:p>
          </table:table-cell>
          <table:table-cell table:formula="of:=[.A684]-[.A683]" office:value-type="float" office:value="0.09992098808288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12583" calcext:value-type="float">
            <text:p>1591202458,1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685]-[.A684]" office:value-type="float" office:value="0.0999970436096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22597" calcext:value-type="float">
            <text:p>1591202458,2259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86]-[.A685]" office:value-type="float" office:value="0.1001319885253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3259" calcext:value-type="float">
            <text:p>1591202458,325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87]-[.A686]" office:value-type="float" office:value="0.09993195533752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42585" calcext:value-type="float">
            <text:p>1591202458,4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88]-[.A687]" office:value-type="float" office:value="0.099951982498168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52594" calcext:value-type="float">
            <text:p>1591202458,5259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89]-[.A688]" office:value-type="float" office:value="0.1000881195068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626" calcext:value-type="float">
            <text:p>1591202458,62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690]-[.A689]" office:value-type="float" office:value="0.1000599861145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72606" calcext:value-type="float">
            <text:p>1591202458,7260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office:value-type="float" office:value="-0" calcext:value-type="float">
            <text:p>0</text:p>
          </table:table-cell>
          <table:table-cell table:formula="of:=[.A691]-[.A690]" office:value-type="float" office:value="0.1000649929046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8259" calcext:value-type="float">
            <text:p>1591202458,825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692]-[.A691]" office:value-type="float" office:value="0.09983301162719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8.92584" calcext:value-type="float">
            <text:p>1591202458,9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93]-[.A692]" office:value-type="float" office:value="0.09994602203369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02584" calcext:value-type="float">
            <text:p>1591202459,0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94]-[.A693]" office:value-type="float" office:value="0.1000020503997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12584" calcext:value-type="float">
            <text:p>1591202459,1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695]-[.A694]" office:value-type="float" office:value="0.09999585151672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22585" calcext:value-type="float">
            <text:p>1591202459,2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696]-[.A695]" office:value-type="float" office:value="0.1000111103057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32586" calcext:value-type="float">
            <text:p>1591202459,3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3.13" calcext:value-type="float">
            <text:p>-3,13</text:p>
          </table:table-cell>
          <table:table-cell table:formula="of:=[.A697]-[.A696]" office:value-type="float" office:value="0.100004911422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42614" calcext:value-type="float">
            <text:p>1591202459,4261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98]-[.A697]" office:value-type="float" office:value="0.1002790927886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52589" calcext:value-type="float">
            <text:p>1591202459,5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699]-[.A698]" office:value-type="float" office:value="0.09975194931030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62583" calcext:value-type="float">
            <text:p>1591202459,6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700]-[.A699]" office:value-type="float" office:value="0.099946022033691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72592" calcext:value-type="float">
            <text:p>1591202459,7259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01]-[.A700]" office:value-type="float" office:value="0.1000909805297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82584" calcext:value-type="float">
            <text:p>1591202459,8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02]-[.A701]" office:value-type="float" office:value="0.099911928176879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59.92583" calcext:value-type="float">
            <text:p>1591202459,9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03]-[.A702]" office:value-type="float" office:value="0.0999979972839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02604" calcext:value-type="float">
            <text:p>1591202460,0260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04]-[.A703]" office:value-type="float" office:value="0.100201129913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12617" calcext:value-type="float">
            <text:p>1591202460,126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05]-[.A704]" office:value-type="float" office:value="0.1001329421997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22585" calcext:value-type="float">
            <text:p>1591202460,2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06]-[.A705]" office:value-type="float" office:value="0.099680900573730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32589" calcext:value-type="float">
            <text:p>1591202460,3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707]-[.A706]" office:value-type="float" office:value="0.1000421047210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42579" calcext:value-type="float">
            <text:p>1591202460,42579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08]-[.A707]" office:value-type="float" office:value="0.099901914596557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52577" calcext:value-type="float">
            <text:p>1591202460,5257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709]-[.A708]" office:value-type="float" office:value="0.099979162216186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62585" calcext:value-type="float">
            <text:p>1591202460,6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 table:formula="of:=[.A710]-[.A709]" office:value-type="float" office:value="0.1000728607177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72585" calcext:value-type="float">
            <text:p>1591202460,7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711]-[.A710]" office:value-type="float" office:value="0.1000080108642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82592" calcext:value-type="float">
            <text:p>1591202460,8259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12]-[.A711]" office:value-type="float" office:value="0.1000640392303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0.92582" calcext:value-type="float">
            <text:p>1591202460,9258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-3.17" calcext:value-type="float">
            <text:p>-3,17</text:p>
          </table:table-cell>
          <table:table-cell table:formula="of:=[.A713]-[.A712]" office:value-type="float" office:value="0.099905014038085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02584" calcext:value-type="float">
            <text:p>1591202461,0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-3.17" calcext:value-type="float">
            <text:p>-3,17</text:p>
          </table:table-cell>
          <table:table-cell table:formula="of:=[.A714]-[.A713]" office:value-type="float" office:value="0.1000220775604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12608" calcext:value-type="float">
            <text:p>1591202461,1260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3.13" calcext:value-type="float">
            <text:p>-3,13</text:p>
          </table:table-cell>
          <table:table-cell office:value-type="float" office:value="-0" calcext:value-type="float">
            <text:p>0</text:p>
          </table:table-cell>
          <table:table-cell table:formula="of:=[.A715]-[.A714]" office:value-type="float" office:value="0.10023283958435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22593" calcext:value-type="float">
            <text:p>1591202461,2259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1" calcext:value-type="float">
            <text:p>-0,01</text:p>
          </table:table-cell>
          <table:table-cell office:value-type="float" office:value="0.13" calcext:value-type="float">
            <text:p>0,13</text:p>
          </table:table-cell>
          <table:table-cell office:value-type="float" office:value="-3.13" calcext:value-type="float">
            <text:p>-3,13</text:p>
          </table:table-cell>
          <table:table-cell office:value-type="float" office:value="-0" calcext:value-type="float">
            <text:p>0</text:p>
          </table:table-cell>
          <table:table-cell table:formula="of:=[.A716]-[.A715]" office:value-type="float" office:value="0.099848031997680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32579" calcext:value-type="float">
            <text:p>1591202461,3257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717]-[.A716]" office:value-type="float" office:value="0.0998680591583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42586" calcext:value-type="float">
            <text:p>1591202461,4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18]-[.A717]" office:value-type="float" office:value="0.1000699996948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52585" calcext:value-type="float">
            <text:p>1591202461,5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19]-[.A718]" office:value-type="float" office:value="0.09998798370361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62584" calcext:value-type="float">
            <text:p>1591202461,6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20]-[.A719]" office:value-type="float" office:value="0.0999929904937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72587" calcext:value-type="float">
            <text:p>1591202461,7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21]-[.A720]" office:value-type="float" office:value="0.1000280380249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82622" calcext:value-type="float">
            <text:p>1591202461,8262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22]-[.A721]" office:value-type="float" office:value="0.10034489631652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1.92618" calcext:value-type="float">
            <text:p>1591202461,9261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23]-[.A722]" office:value-type="float" office:value="0.09996414184570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02589" calcext:value-type="float">
            <text:p>1591202462,0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724]-[.A723]" office:value-type="float" office:value="0.09971284866333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12585" calcext:value-type="float">
            <text:p>1591202462,1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725]-[.A724]" office:value-type="float" office:value="0.099951982498168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22606" calcext:value-type="float">
            <text:p>1591202462,2260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726]-[.A725]" office:value-type="float" office:value="0.100208997726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326" calcext:value-type="float">
            <text:p>1591202462,32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27]-[.A726]" office:value-type="float" office:value="0.09994506835937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42585" calcext:value-type="float">
            <text:p>1591202462,4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728]-[.A727]" office:value-type="float" office:value="0.099848985671997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52585" calcext:value-type="float">
            <text:p>1591202462,52585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729]-[.A728]" office:value-type="float" office:value="0.0999970436096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626" calcext:value-type="float">
            <text:p>1591202462,62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3.13" calcext:value-type="float">
            <text:p>-3,13</text:p>
          </table:table-cell>
          <table:table-cell table:formula="of:=[.A730]-[.A729]" office:value-type="float" office:value="0.1001570224761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72617" calcext:value-type="float">
            <text:p>1591202462,726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3.13" calcext:value-type="float">
            <text:p>-3,13</text:p>
          </table:table-cell>
          <table:table-cell table:formula="of:=[.A731]-[.A730]" office:value-type="float" office:value="0.10016894340515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82582" calcext:value-type="float">
            <text:p>1591202462,8258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32]-[.A731]" office:value-type="float" office:value="0.099647998809814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2.92587" calcext:value-type="float">
            <text:p>1591202462,9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16" calcext:value-type="float">
            <text:p>-3,16</text:p>
          </table:table-cell>
          <table:table-cell office:value-type="float" office:value="-0" calcext:value-type="float">
            <text:p>0</text:p>
          </table:table-cell>
          <table:table-cell table:formula="of:=[.A733]-[.A732]" office:value-type="float" office:value="0.100049972534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02584" calcext:value-type="float">
            <text:p>1591202463,0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8" calcext:value-type="float">
            <text:p>-3,18</text:p>
          </table:table-cell>
          <table:table-cell table:formula="of:=[.A734]-[.A733]" office:value-type="float" office:value="0.09997415542602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12585" calcext:value-type="float">
            <text:p>1591202463,12585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35]-[.A734]" office:value-type="float" office:value="0.1000089645385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22585" calcext:value-type="float">
            <text:p>1591202463,2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36]-[.A735]" office:value-type="float" office:value="0.09999895095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32585" calcext:value-type="float">
            <text:p>1591202463,3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37]-[.A736]" office:value-type="float" office:value="0.09999990463256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42596" calcext:value-type="float">
            <text:p>1591202463,4259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38]-[.A737]" office:value-type="float" office:value="0.1001110076904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52619" calcext:value-type="float">
            <text:p>1591202463,5261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39]-[.A738]" office:value-type="float" office:value="0.1002280712127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62591" calcext:value-type="float">
            <text:p>1591202463,6259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40]-[.A739]" office:value-type="float" office:value="0.099720001220703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72585" calcext:value-type="float">
            <text:p>1591202463,7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41]-[.A740]" office:value-type="float" office:value="0.09994196891784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82585" calcext:value-type="float">
            <text:p>1591202463,8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3.11" calcext:value-type="float">
            <text:p>-3,11</text:p>
          </table:table-cell>
          <table:table-cell table:formula="of:=[.A742]-[.A741]" office:value-type="float" office:value="0.0999970436096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3.92585" calcext:value-type="float">
            <text:p>1591202463,9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43]-[.A742]" office:value-type="float" office:value="0.0999979972839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02585" calcext:value-type="float">
            <text:p>1591202464,0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744]-[.A743]" office:value-type="float" office:value="0.099997997283935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12584" calcext:value-type="float">
            <text:p>1591202464,1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745]-[.A744]" office:value-type="float" office:value="0.099992036819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22616" calcext:value-type="float">
            <text:p>1591202464,2261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746]-[.A745]" office:value-type="float" office:value="0.1003239154815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32613" calcext:value-type="float">
            <text:p>1591202464,326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747]-[.A746]" office:value-type="float" office:value="0.09996509552001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42587" calcext:value-type="float">
            <text:p>1591202464,4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48]-[.A747]" office:value-type="float" office:value="0.09973788261413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52585" calcext:value-type="float">
            <text:p>1591202464,5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3.15" calcext:value-type="float">
            <text:p>-3,15</text:p>
          </table:table-cell>
          <table:table-cell table:formula="of:=[.A749]-[.A748]" office:value-type="float" office:value="0.09998798370361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62581" calcext:value-type="float">
            <text:p>1591202464,6258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50]-[.A749]" office:value-type="float" office:value="0.09995412826538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72593" calcext:value-type="float">
            <text:p>1591202464,72593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51]-[.A750]" office:value-type="float" office:value="0.10012006759643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82591" calcext:value-type="float">
            <text:p>1591202464,82591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3.15" calcext:value-type="float">
            <text:p>-3,15</text:p>
          </table:table-cell>
          <table:table-cell table:formula="of:=[.A752]-[.A751]" office:value-type="float" office:value="0.0999779701232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4.92586" calcext:value-type="float">
            <text:p>1591202464,9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53]-[.A752]" office:value-type="float" office:value="0.09995889663696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02585" calcext:value-type="float">
            <text:p>1591202465,0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54]-[.A753]" office:value-type="float" office:value="0.09998202323913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1259" calcext:value-type="float">
            <text:p>1591202465,125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55]-[.A754]" office:value-type="float" office:value="0.1000490188598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22586" calcext:value-type="float">
            <text:p>1591202465,2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56]-[.A755]" office:value-type="float" office:value="0.099967956542968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32585" calcext:value-type="float">
            <text:p>1591202465,3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57]-[.A756]" office:value-type="float" office:value="0.099982976913452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42585" calcext:value-type="float">
            <text:p>1591202465,4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58]-[.A757]" office:value-type="float" office:value="0.10000514984130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5261" calcext:value-type="float">
            <text:p>1591202465,526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59]-[.A758]" office:value-type="float" office:value="0.1002488136291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62588" calcext:value-type="float">
            <text:p>1591202465,625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60]-[.A759]" office:value-type="float" office:value="0.09977602958679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72583" calcext:value-type="float">
            <text:p>1591202465,7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3.15" calcext:value-type="float">
            <text:p>-3,15</text:p>
          </table:table-cell>
          <table:table-cell table:formula="of:=[.A761]-[.A760]" office:value-type="float" office:value="0.09995698928833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82592" calcext:value-type="float">
            <text:p>1591202465,8259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62]-[.A761]" office:value-type="float" office:value="0.1000900268554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5.92608" calcext:value-type="float">
            <text:p>1591202465,9260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3.13" calcext:value-type="float">
            <text:p>-3,13</text:p>
          </table:table-cell>
          <table:table-cell table:formula="of:=[.A763]-[.A762]" office:value-type="float" office:value="0.1001589298248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02613" calcext:value-type="float">
            <text:p>1591202466,026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3.15" calcext:value-type="float">
            <text:p>-3,15</text:p>
          </table:table-cell>
          <table:table-cell table:formula="of:=[.A764]-[.A763]" office:value-type="float" office:value="0.1000430583953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12608" calcext:value-type="float">
            <text:p>1591202466,1260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65]-[.A764]" office:value-type="float" office:value="0.09995913505554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22589" calcext:value-type="float">
            <text:p>1591202466,2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66]-[.A765]" office:value-type="float" office:value="0.0998089313507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32587" calcext:value-type="float">
            <text:p>1591202466,3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3.13" calcext:value-type="float">
            <text:p>-3,13</text:p>
          </table:table-cell>
          <table:table-cell table:formula="of:=[.A767]-[.A766]" office:value-type="float" office:value="0.0999779701232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4258" calcext:value-type="float">
            <text:p>1591202466,42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68]-[.A767]" office:value-type="float" office:value="0.09993195533752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52586" calcext:value-type="float">
            <text:p>1591202466,5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69]-[.A768]" office:value-type="float" office:value="0.1000599861145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62621" calcext:value-type="float">
            <text:p>1591202466,6262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70]-[.A769]" office:value-type="float" office:value="0.1003501415252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7261" calcext:value-type="float">
            <text:p>1591202466,726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71]-[.A770]" office:value-type="float" office:value="0.099887847900390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82587" calcext:value-type="float">
            <text:p>1591202466,8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72]-[.A771]" office:value-type="float" office:value="0.099769115447998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6.92585" calcext:value-type="float">
            <text:p>1591202466,9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73]-[.A772]" office:value-type="float" office:value="0.0999848842620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02612" calcext:value-type="float">
            <text:p>1591202467,0261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74]-[.A773]" office:value-type="float" office:value="0.1002650260925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12584" calcext:value-type="float">
            <text:p>1591202467,1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75]-[.A774]" office:value-type="float" office:value="0.09971594810485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22583" calcext:value-type="float">
            <text:p>1591202467,2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-3.13" calcext:value-type="float">
            <text:p>-3,13</text:p>
          </table:table-cell>
          <table:table-cell table:formula="of:=[.A776]-[.A775]" office:value-type="float" office:value="0.0999929904937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32613" calcext:value-type="float">
            <text:p>1591202467,326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777]-[.A776]" office:value-type="float" office:value="0.1002981662750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42603" calcext:value-type="float">
            <text:p>1591202467,4260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778]-[.A777]" office:value-type="float" office:value="0.0999028682708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526" calcext:value-type="float">
            <text:p>1591202467,52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3.18" calcext:value-type="float">
            <text:p>-3,18</text:p>
          </table:table-cell>
          <table:table-cell table:formula="of:=[.A779]-[.A778]" office:value-type="float" office:value="0.09996509552001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62598" calcext:value-type="float">
            <text:p>1591202467,6259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780]-[.A779]" office:value-type="float" office:value="0.0999848842620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72605" calcext:value-type="float">
            <text:p>1591202467,7260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781]-[.A780]" office:value-type="float" office:value="0.1000690460205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82583" calcext:value-type="float">
            <text:p>1591202467,8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782]-[.A781]" office:value-type="float" office:value="0.099785089492797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7.92583" calcext:value-type="float">
            <text:p>1591202467,9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83]-[.A782]" office:value-type="float" office:value="0.0999929904937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02595" calcext:value-type="float">
            <text:p>1591202468,0259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84]-[.A783]" office:value-type="float" office:value="0.10012292861938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12585" calcext:value-type="float">
            <text:p>1591202468,1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785]-[.A784]" office:value-type="float" office:value="0.09990406036376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22601" calcext:value-type="float">
            <text:p>1591202468,2260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86]-[.A785]" office:value-type="float" office:value="0.1001579761505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32585" calcext:value-type="float">
            <text:p>1591202468,3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87]-[.A786]" office:value-type="float" office:value="0.099833965301513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42584" calcext:value-type="float">
            <text:p>1591202468,4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88]-[.A787]" office:value-type="float" office:value="0.099995136260986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52595" calcext:value-type="float">
            <text:p>1591202468,5259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89]-[.A788]" office:value-type="float" office:value="0.1001119613647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62583" calcext:value-type="float">
            <text:p>1591202468,6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90]-[.A789]" office:value-type="float" office:value="0.099880933761596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72591" calcext:value-type="float">
            <text:p>1591202468,7259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91]-[.A790]" office:value-type="float" office:value="0.1000759601593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82609" calcext:value-type="float">
            <text:p>1591202468,82609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792]-[.A791]" office:value-type="float" office:value="0.1001839637756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8.92583" calcext:value-type="float">
            <text:p>1591202468,92583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93]-[.A792]" office:value-type="float" office:value="0.09973907470703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02583" calcext:value-type="float">
            <text:p>1591202469,02583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94]-[.A793]" office:value-type="float" office:value="0.10000109672546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1258" calcext:value-type="float">
            <text:p>1591202469,1258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795]-[.A794]" office:value-type="float" office:value="0.099969863891601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2261" calcext:value-type="float">
            <text:p>1591202469,226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96]-[.A795]" office:value-type="float" office:value="0.10029506683349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32586" calcext:value-type="float">
            <text:p>1591202469,3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3.16" calcext:value-type="float">
            <text:p>-3,16</text:p>
          </table:table-cell>
          <table:table-cell table:formula="of:=[.A797]-[.A796]" office:value-type="float" office:value="0.099760055541992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42583" calcext:value-type="float">
            <text:p>1591202469,4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798]-[.A797]" office:value-type="float" office:value="0.099969863891601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52584" calcext:value-type="float">
            <text:p>1591202469,5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799]-[.A798]" office:value-type="float" office:value="0.100010156631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62619" calcext:value-type="float">
            <text:p>1591202469,6261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800]-[.A799]" office:value-type="float" office:value="0.10035181045532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72592" calcext:value-type="float">
            <text:p>1591202469,7259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-3.13" calcext:value-type="float">
            <text:p>-3,13</text:p>
          </table:table-cell>
          <table:table-cell table:formula="of:=[.A801]-[.A800]" office:value-type="float" office:value="0.099726200103759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82598" calcext:value-type="float">
            <text:p>1591202469,8259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02]-[.A801]" office:value-type="float" office:value="0.1000618934631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69.92603" calcext:value-type="float">
            <text:p>1591202469,92603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03]-[.A802]" office:value-type="float" office:value="0.10005211830139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02584" calcext:value-type="float">
            <text:p>1591202470,02584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804]-[.A803]" office:value-type="float" office:value="0.09980678558349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12583" calcext:value-type="float">
            <text:p>1591202470,1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05]-[.A804]" office:value-type="float" office:value="0.099991083145141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22584" calcext:value-type="float">
            <text:p>1591202470,2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06]-[.A805]" office:value-type="float" office:value="0.1000089645385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32587" calcext:value-type="float">
            <text:p>1591202470,325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07]-[.A806]" office:value-type="float" office:value="0.1000320911407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42583" calcext:value-type="float">
            <text:p>1591202470,4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808]-[.A807]" office:value-type="float" office:value="0.09995508193969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52589" calcext:value-type="float">
            <text:p>1591202470,5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09]-[.A808]" office:value-type="float" office:value="0.1000638008117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62586" calcext:value-type="float">
            <text:p>1591202470,6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10]-[.A809]" office:value-type="float" office:value="0.099975109100341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72607" calcext:value-type="float">
            <text:p>1591202470,7260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11]-[.A810]" office:value-type="float" office:value="0.1002058982849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82597" calcext:value-type="float">
            <text:p>1591202470,8259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12]-[.A811]" office:value-type="float" office:value="0.09989809989929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0.92581" calcext:value-type="float">
            <text:p>1591202470,9258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3.13" calcext:value-type="float">
            <text:p>-3,13</text:p>
          </table:table-cell>
          <table:table-cell table:formula="of:=[.A813]-[.A812]" office:value-type="float" office:value="0.09983801841735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02584" calcext:value-type="float">
            <text:p>1591202471,0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814]-[.A813]" office:value-type="float" office:value="0.1000308990478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12583" calcext:value-type="float">
            <text:p>1591202471,12583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15]-[.A814]" office:value-type="float" office:value="0.09999608993530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22586" calcext:value-type="float">
            <text:p>1591202471,2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3.09" calcext:value-type="float">
            <text:p>-3,09</text:p>
          </table:table-cell>
          <table:table-cell table:formula="of:=[.A816]-[.A815]" office:value-type="float" office:value="0.1000220775604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32585" calcext:value-type="float">
            <text:p>1591202471,3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3.21" calcext:value-type="float">
            <text:p>-3,21</text:p>
          </table:table-cell>
          <table:table-cell office:value-type="float" office:value="-0" calcext:value-type="float">
            <text:p>0</text:p>
          </table:table-cell>
          <table:table-cell table:formula="of:=[.A817]-[.A816]" office:value-type="float" office:value="0.099991798400878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42605" calcext:value-type="float">
            <text:p>1591202471,4260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818]-[.A817]" office:value-type="float" office:value="0.1002070903778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52605" calcext:value-type="float">
            <text:p>1591202471,5260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office:value-type="float" office:value="-0" calcext:value-type="float">
            <text:p>0</text:p>
          </table:table-cell>
          <table:table-cell table:formula="of:=[.A819]-[.A818]" office:value-type="float" office:value="0.09999704360961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62593" calcext:value-type="float">
            <text:p>1591202471,62593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-0.02" calcext:value-type="float">
            <text:p>-0,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820]-[.A819]" office:value-type="float" office:value="0.099879026412963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72591" calcext:value-type="float">
            <text:p>1591202471,72591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821]-[.A820]" office:value-type="float" office:value="0.09998202323913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82588" calcext:value-type="float">
            <text:p>1591202471,82588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822]-[.A821]" office:value-type="float" office:value="0.09996700286865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1.92583" calcext:value-type="float">
            <text:p>1591202471,92583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823]-[.A822]" office:value-type="float" office:value="0.099951982498168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02583" calcext:value-type="float">
            <text:p>1591202472,02583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824]-[.A823]" office:value-type="float" office:value="0.0999989509582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12583" calcext:value-type="float">
            <text:p>1591202472,12583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6.29" calcext:value-type="float">
            <text:p>6,29</text:p>
          </table:table-cell>
          <table:table-cell table:formula="of:=[.A825]-[.A824]" office:value-type="float" office:value="0.1000030040740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22587" calcext:value-type="float">
            <text:p>1591202472,22587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3" calcext:value-type="float">
            <text:p>6,3</text:p>
          </table:table-cell>
          <table:table-cell office:value-type="float" office:value="3.15" calcext:value-type="float">
            <text:p>3,15</text:p>
          </table:table-cell>
          <table:table-cell table:formula="of:=[.A826]-[.A825]" office:value-type="float" office:value="0.1000390052795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32595" calcext:value-type="float">
            <text:p>1591202472,32595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827]-[.A826]" office:value-type="float" office:value="0.1000800132751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42598" calcext:value-type="float">
            <text:p>1591202472,42598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3" calcext:value-type="float">
            <text:p>0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6.3" calcext:value-type="float">
            <text:p>6,3</text:p>
          </table:table-cell>
          <table:table-cell table:formula="of:=[.A828]-[.A827]" office:value-type="float" office:value="0.10002994537353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5258" calcext:value-type="float">
            <text:p>1591202472,5258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3" calcext:value-type="float">
            <text:p>0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829]-[.A828]" office:value-type="float" office:value="0.09981393814086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62583" calcext:value-type="float">
            <text:p>1591202472,62583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6.25" calcext:value-type="float">
            <text:p>6,25</text:p>
          </table:table-cell>
          <table:table-cell table:formula="of:=[.A830]-[.A829]" office:value-type="float" office:value="0.10003900527954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72615" calcext:value-type="float">
            <text:p>1591202472,72615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3.15" calcext:value-type="float">
            <text:p>3,15</text:p>
          </table:table-cell>
          <table:table-cell office:value-type="float" office:value="6.3" calcext:value-type="float">
            <text:p>6,3</text:p>
          </table:table-cell>
          <table:table-cell table:formula="of:=[.A831]-[.A830]" office:value-type="float" office:value="0.10031414031982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82588" calcext:value-type="float">
            <text:p>1591202472,82588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832]-[.A831]" office:value-type="float" office:value="0.099728822708129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2.92584" calcext:value-type="float">
            <text:p>1591202472,92584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833]-[.A832]" office:value-type="float" office:value="0.099961996078491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02598" calcext:value-type="float">
            <text:p>1591202473,02598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834]-[.A833]" office:value-type="float" office:value="0.1001441478729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12591" calcext:value-type="float">
            <text:p>1591202473,12591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6.26" calcext:value-type="float">
            <text:p>6,26</text:p>
          </table:table-cell>
          <table:table-cell office:value-type="float" office:value="3.13" calcext:value-type="float">
            <text:p>3,13</text:p>
          </table:table-cell>
          <table:table-cell table:formula="of:=[.A835]-[.A834]" office:value-type="float" office:value="0.09992694854736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22589" calcext:value-type="float">
            <text:p>1591202473,22589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3.13" calcext:value-type="float">
            <text:p>3,13</text:p>
          </table:table-cell>
          <table:table-cell office:value-type="float" office:value="6.26" calcext:value-type="float">
            <text:p>6,26</text:p>
          </table:table-cell>
          <table:table-cell table:formula="of:=[.A836]-[.A835]" office:value-type="float" office:value="0.099980115890502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32584" calcext:value-type="float">
            <text:p>1591202473,32584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837]-[.A836]" office:value-type="float" office:value="0.09994578361511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42596" calcext:value-type="float">
            <text:p>1591202473,4259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838]-[.A837]" office:value-type="float" office:value="0.1001210212707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52635" calcext:value-type="float">
            <text:p>1591202473,5263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3.15" calcext:value-type="float">
            <text:p>3,15</text:p>
          </table:table-cell>
          <table:table-cell office:value-type="float" office:value="6.29" calcext:value-type="float">
            <text:p>6,29</text:p>
          </table:table-cell>
          <table:table-cell table:formula="of:=[.A839]-[.A838]" office:value-type="float" office:value="0.1003921031951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62623" calcext:value-type="float">
            <text:p>1591202473,6262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840]-[.A839]" office:value-type="float" office:value="0.09987688064575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72586" calcext:value-type="float">
            <text:p>1591202473,7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841]-[.A840]" office:value-type="float" office:value="0.09962916374206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8259" calcext:value-type="float">
            <text:p>1591202473,825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42]-[.A841]" office:value-type="float" office:value="0.1000478267669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3.92584" calcext:value-type="float">
            <text:p>1591202473,9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43]-[.A842]" office:value-type="float" office:value="0.099936008453369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02584" calcext:value-type="float">
            <text:p>1591202474,0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-3.15" calcext:value-type="float">
            <text:p>-3,15</text:p>
          </table:table-cell>
          <table:table-cell table:formula="of:=[.A844]-[.A843]" office:value-type="float" office:value="0.10000014305114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12586" calcext:value-type="float">
            <text:p>1591202474,1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45]-[.A844]" office:value-type="float" office:value="0.10001707077026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22585" calcext:value-type="float">
            <text:p>1591202474,2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26" calcext:value-type="float">
            <text:p>-3,26</text:p>
          </table:table-cell>
          <table:table-cell office:value-type="float" office:value="-0" calcext:value-type="float">
            <text:p>0</text:p>
          </table:table-cell>
          <table:table-cell table:formula="of:=[.A846]-[.A845]" office:value-type="float" office:value="0.09999394416809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32601" calcext:value-type="float">
            <text:p>1591202474,3260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847]-[.A846]" office:value-type="float" office:value="0.10015583038330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42584" calcext:value-type="float">
            <text:p>1591202474,4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848]-[.A847]" office:value-type="float" office:value="0.09983301162719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52583" calcext:value-type="float">
            <text:p>1591202474,5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849]-[.A848]" office:value-type="float" office:value="0.099992990493774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6261" calcext:value-type="float">
            <text:p>1591202474,626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3.13" calcext:value-type="float">
            <text:p>-3,13</text:p>
          </table:table-cell>
          <table:table-cell office:value-type="float" office:value="-0" calcext:value-type="float">
            <text:p>0</text:p>
          </table:table-cell>
          <table:table-cell table:formula="of:=[.A850]-[.A849]" office:value-type="float" office:value="0.1002712249755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72607" calcext:value-type="float">
            <text:p>1591202474,7260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851]-[.A850]" office:value-type="float" office:value="0.09996581077575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82584" calcext:value-type="float">
            <text:p>1591202474,8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52]-[.A851]" office:value-type="float" office:value="0.099766969680786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4.92595" calcext:value-type="float">
            <text:p>1591202474,9259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3.16" calcext:value-type="float">
            <text:p>-3,16</text:p>
          </table:table-cell>
          <table:table-cell office:value-type="float" office:value="-0" calcext:value-type="float">
            <text:p>0</text:p>
          </table:table-cell>
          <table:table-cell table:formula="of:=[.A853]-[.A852]" office:value-type="float" office:value="0.1001091003417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02589" calcext:value-type="float">
            <text:p>1591202475,0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-3.16" calcext:value-type="float">
            <text:p>-3,16</text:p>
          </table:table-cell>
          <table:table-cell table:formula="of:=[.A854]-[.A853]" office:value-type="float" office:value="0.09994411468505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12585" calcext:value-type="float">
            <text:p>1591202475,1258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55]-[.A854]" office:value-type="float" office:value="0.099959850311279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22591" calcext:value-type="float">
            <text:p>1591202475,2259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856]-[.A855]" office:value-type="float" office:value="0.10005712509155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32584" calcext:value-type="float">
            <text:p>1591202475,3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857]-[.A856]" office:value-type="float" office:value="0.099933862686157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42589" calcext:value-type="float">
            <text:p>1591202475,4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58]-[.A857]" office:value-type="float" office:value="0.10004496574401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52586" calcext:value-type="float">
            <text:p>1591202475,5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59]-[.A858]" office:value-type="float" office:value="0.0999710559844971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62583" calcext:value-type="float">
            <text:p>1591202475,6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860]-[.A859]" office:value-type="float" office:value="0.09997701644897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72611" calcext:value-type="float">
            <text:p>1591202475,72611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861]-[.A860]" office:value-type="float" office:value="0.10027694702148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82592" calcext:value-type="float">
            <text:p>1591202475,82592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16" calcext:value-type="float">
            <text:p>-3,16</text:p>
          </table:table-cell>
          <table:table-cell office:value-type="float" office:value="-0" calcext:value-type="float">
            <text:p>0</text:p>
          </table:table-cell>
          <table:table-cell table:formula="of:=[.A862]-[.A861]" office:value-type="float" office:value="0.09980416297912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5.92596" calcext:value-type="float">
            <text:p>1591202475,9259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863]-[.A862]" office:value-type="float" office:value="0.10004401206970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02613" calcext:value-type="float">
            <text:p>1591202476,026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12" calcext:value-type="float">
            <text:p>-3,12</text:p>
          </table:table-cell>
          <table:table-cell office:value-type="float" office:value="-0" calcext:value-type="float">
            <text:p>0</text:p>
          </table:table-cell>
          <table:table-cell table:formula="of:=[.A864]-[.A863]" office:value-type="float" office:value="0.1001739501953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1259" calcext:value-type="float">
            <text:p>1591202476,125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865]-[.A864]" office:value-type="float" office:value="0.099767923355102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22627" calcext:value-type="float">
            <text:p>1591202476,22627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866]-[.A865]" office:value-type="float" office:value="0.10037398338317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32616" calcext:value-type="float">
            <text:p>1591202476,3261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67]-[.A866]" office:value-type="float" office:value="0.099888086318969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4259" calcext:value-type="float">
            <text:p>1591202476,425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868]-[.A867]" office:value-type="float" office:value="0.099731922149658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52581" calcext:value-type="float">
            <text:p>1591202476,5258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5" calcext:value-type="float">
            <text:p>-3,15</text:p>
          </table:table-cell>
          <table:table-cell table:formula="of:=[.A869]-[.A868]" office:value-type="float" office:value="0.099913120269775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62608" calcext:value-type="float">
            <text:p>1591202476,6260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70]-[.A869]" office:value-type="float" office:value="0.100274801254272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72586" calcext:value-type="float">
            <text:p>1591202476,7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71]-[.A870]" office:value-type="float" office:value="0.099772214889526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8258" calcext:value-type="float">
            <text:p>1591202476,82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72]-[.A871]" office:value-type="float" office:value="0.09994578361511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6.92582" calcext:value-type="float">
            <text:p>1591202476,9258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73]-[.A872]" office:value-type="float" office:value="0.1000180244445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02584" calcext:value-type="float">
            <text:p>1591202477,0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74]-[.A873]" office:value-type="float" office:value="0.10002112388610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12581" calcext:value-type="float">
            <text:p>1591202477,1258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75]-[.A874]" office:value-type="float" office:value="0.099967002868652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22605" calcext:value-type="float">
            <text:p>1591202477,2260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76]-[.A875]" office:value-type="float" office:value="0.100244045257568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32594" calcext:value-type="float">
            <text:p>1591202477,3259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77]-[.A876]" office:value-type="float" office:value="0.099887847900390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42583" calcext:value-type="float">
            <text:p>1591202477,4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878]-[.A877]" office:value-type="float" office:value="0.099887132644653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52581" calcext:value-type="float">
            <text:p>1591202477,5258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79]-[.A878]" office:value-type="float" office:value="0.0999789237976074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62579" calcext:value-type="float">
            <text:p>1591202477,6257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3.11" calcext:value-type="float">
            <text:p>-3,11</text:p>
          </table:table-cell>
          <table:table-cell table:formula="of:=[.A880]-[.A879]" office:value-type="float" office:value="0.09998703002929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72586" calcext:value-type="float">
            <text:p>1591202477,7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3.15" calcext:value-type="float">
            <text:p>-3,15</text:p>
          </table:table-cell>
          <table:table-cell office:value-type="float" office:value="-0" calcext:value-type="float">
            <text:p>0</text:p>
          </table:table-cell>
          <table:table-cell table:formula="of:=[.A881]-[.A880]" office:value-type="float" office:value="0.1000728607177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82593" calcext:value-type="float">
            <text:p>1591202477,8259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882]-[.A881]" office:value-type="float" office:value="0.1000630855560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7.92591" calcext:value-type="float">
            <text:p>1591202477,9259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83]-[.A882]" office:value-type="float" office:value="0.09998393058776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02586" calcext:value-type="float">
            <text:p>1591202478,0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84]-[.A883]" office:value-type="float" office:value="0.099944114685058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12584" calcext:value-type="float">
            <text:p>1591202478,1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3.14" calcext:value-type="float">
            <text:p>-3,14</text:p>
          </table:table-cell>
          <table:table-cell table:formula="of:=[.A885]-[.A884]" office:value-type="float" office:value="0.09998202323913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22584" calcext:value-type="float">
            <text:p>1591202478,2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86]-[.A885]" office:value-type="float" office:value="0.1000049114227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32582" calcext:value-type="float">
            <text:p>1591202478,3258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87]-[.A886]" office:value-type="float" office:value="0.099981069564819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42588" calcext:value-type="float">
            <text:p>1591202478,425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88]-[.A887]" office:value-type="float" office:value="0.1000559329986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52594" calcext:value-type="float">
            <text:p>1591202478,5259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889]-[.A888]" office:value-type="float" office:value="0.100058078765869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62592" calcext:value-type="float">
            <text:p>1591202478,6259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90]-[.A889]" office:value-type="float" office:value="0.0999770164489746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72609" calcext:value-type="float">
            <text:p>1591202478,7260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91]-[.A890]" office:value-type="float" office:value="0.100173950195313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82589" calcext:value-type="float">
            <text:p>1591202478,825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4" calcext:value-type="float">
            <text:p>-3,14</text:p>
          </table:table-cell>
          <table:table-cell table:formula="of:=[.A892]-[.A891]" office:value-type="float" office:value="0.099802970886230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8.92586" calcext:value-type="float">
            <text:p>1591202478,9258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3.14" calcext:value-type="float">
            <text:p>-3,14</text:p>
          </table:table-cell>
          <table:table-cell office:value-type="float" office:value="-0" calcext:value-type="float">
            <text:p>0</text:p>
          </table:table-cell>
          <table:table-cell table:formula="of:=[.A893]-[.A892]" office:value-type="float" office:value="0.0999650955200195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9.02602" calcext:value-type="float">
            <text:p>1591202479,0260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3.13" calcext:value-type="float">
            <text:p>-3,13</text:p>
          </table:table-cell>
          <table:table-cell table:formula="of:=[.A894]-[.A893]" office:value-type="float" office:value="0.10016202926635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9.12583" calcext:value-type="float">
            <text:p>1591202479,1258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[.A895]-[.A894]" office:value-type="float" office:value="0.0998129844665527" calcext:value-type="float">
            <text:p>0,10</text:p>
          </table:table-cell>
          <table:table-cell table:number-columns-repeated="7"/>
        </table:table-row>
        <table:table-row table:style-name="ro1">
          <table:table-cell office:value-type="float" office:value="1591202479.22584" calcext:value-type="float">
            <text:p>1591202479,2258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3.13" calcext:value-type="float">
            <text:p>-3,13</text:p>
          </table:table-cell>
          <table:table-cell office:value-type="float" office:value="-0" calcext:value-type="float">
            <text:p>0</text:p>
          </table:table-cell>
          <table:table-cell table:formula="of:=[.A896]-[.A895]" office:value-type="float" office:value="0.100008964538574" calcext:value-type="float">
            <text:p>0,10</text:p>
          </table:table-cell>
          <table:table-cell table:number-columns-repeated="7"/>
        </table:table-row>
        <calcext:conditional-formats>
          <calcext:conditional-format calcext:target-range-address="vel_stats.B2:vel_stats.B896 vel_stats.D2:vel_stats.D896 vel_stats.E2:vel_stats.E89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C2:vel_stats.C896 vel_stats.F2:vel_stats.F89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2:vel_stats.H89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1:59:32.312958176</dc:date>
    <meta:editing-duration>PT17M2S</meta:editing-duration>
    <meta:editing-cycles>9</meta:editing-cycles>
    <meta:document-statistic meta:table-count="1" meta:cell-count="8081" meta:object-count="0"/>
  </office:meta>
</office:document-meta>
</file>